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703627846F.jpg"/>
  <manifest:file-entry manifest:media-type="image/jpeg" manifest:full-path="Pictures/100000000000054C0000019DFD1D9914.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no-wrap" draw:shadow="hidden"/>
    </style:style>
    <style:style style:name="gr2" style:family="graphic">
      <style:graphic-properties style:protect="size"/>
    </style:style>
    <style:style style:name="gr3"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0.752cm" fo:min-width="13.5cm" fo:padding-top="0.13cm" fo:padding-bottom="0.13cm" fo:padding-left="0.25cm" fo:padding-right="0.25cm" fo:wrap-option="wrap" draw:shadow="hidden"/>
    </style:style>
    <style:style style:name="gr4"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solid" svg:stroke-width="0.035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style:style>
    <style:style style:name="gr6"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solid" svg:stroke-width="0.035cm" svg:stroke-color="#000000" draw:stroke-linejoin="miter" draw:fill="solid" draw:fill-color="#feffda" draw:textarea-horizontal-align="justify" draw:textarea-vertical-align="top" draw:auto-grow-height="true" fo:min-height="4.267cm" fo:padding-top="0.13cm" fo:padding-bottom="0.13cm" fo:padding-left="0.25cm" fo:padding-right="0.25cm" fo:wrap-option="no-wrap" draw:shadow="visible" draw:shadow-offset-x="0.035cm" draw:shadow-offset-y="0.035cm" draw:shadow-color="#808080"/>
    </style:style>
    <style:style style:name="gr8"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0.712cm" fo:min-width="3.596cm" fo:padding-top="0.13cm" fo:padding-bottom="0.13cm" fo:padding-left="0.25cm" fo:padding-right="0.25cm" fo:wrap-option="wrap" draw:shadow="hidden"/>
    </style:style>
    <style:style style:name="gr9"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0.712cm" fo:min-width="10.556cm" fo:padding-top="0.13cm" fo:padding-bottom="0.13cm" fo:padding-left="0.25cm" fo:padding-right="0.25cm" fo:wrap-option="wrap" draw:shadow="hidden"/>
    </style:style>
    <style:style style:name="gr10"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solid" svg:stroke-width="0.035cm" svg:stroke-color="#000000" draw:stroke-linejoin="miter" draw:fill="solid" draw:fill-color="#ffffff" draw:textarea-horizontal-align="justify" draw:textarea-vertical-align="top" draw:auto-grow-height="true" fo:padding-top="0.13cm" fo:padding-bottom="0.13cm" fo:padding-left="0.25cm" fo:padding-right="0.25cm" fo:wrap-option="no-wrap" draw:shadow="hidden"/>
    </style:style>
    <style:style style:name="gr12" style:family="graphic" style:parent-style-name="standard">
      <style:graphic-properties draw:stroke="solid" svg:stroke-width="0.035cm" svg:stroke-color="#000000" draw:stroke-linejoin="miter" draw:fill="solid" draw:fill-color="#feffda" draw:textarea-horizontal-align="justify" draw:textarea-vertical-align="top" draw:auto-grow-height="true" fo:min-height="5.689cm" fo:padding-top="0.13cm" fo:padding-bottom="0.13cm" fo:padding-left="0.25cm" fo:padding-right="0.25cm" fo:wrap-option="no-wrap" draw:shadow="visible" draw:shadow-offset-x="0.035cm" draw:shadow-offset-y="0.035cm" draw:shadow-color="#808080"/>
    </style:style>
    <style:style style:name="gr13" style:family="graphic" style:parent-style-name="standard">
      <style:graphic-properties draw:stroke="solid" svg:stroke-width="0.035cm" svg:stroke-color="#000000" draw:stroke-linejoin="miter" draw:fill="solid" draw:fill-color="#feffda" draw:textarea-horizontal-align="justify" draw:textarea-vertical-align="top" draw:auto-grow-height="true" fo:padding-top="0.13cm" fo:padding-bottom="0.13cm" fo:padding-left="0.25cm" fo:padding-right="0.25cm" fo:wrap-option="no-wrap" draw:shadow="visible" draw:shadow-offset-x="0.035cm" draw:shadow-offset-y="0.035cm" draw:shadow-color="#808080"/>
    </style:style>
    <style:style style:name="gr14" style:family="graphic" style:parent-style-name="standard">
      <style:graphic-properties draw:stroke="solid" svg:stroke-width="0.026cm" svg:stroke-color="#000000" draw:stroke-linejoin="miter" draw:fill="none" draw:fill-color="#ffffff" draw:textarea-horizontal-align="justify" draw:textarea-vertical-align="top" draw:auto-grow-height="true" fo:padding-top="0.13cm" fo:padding-bottom="0.13cm" fo:padding-left="0.25cm" fo:padding-right="0.25cm" fo:wrap-option="wrap" draw:shadow="hidden"/>
    </style:style>
    <style:style style:name="gr15" style:family="graphic" style:parent-style-name="standard">
      <style:graphic-properties draw:stroke="solid" svg:stroke-width="0.035cm" svg:stroke-color="#000000" draw:stroke-linejoin="miter" draw:fill="solid" draw:fill-color="#00ff00" draw:textarea-horizontal-align="left" draw:textarea-vertical-align="top" draw:auto-grow-height="false" fo:padding-top="0.13cm" fo:padding-bottom="0.13cm" fo:padding-left="0.25cm" fo:padding-right="0.25cm" fo:wrap-option="no-wrap" draw:shadow="hidden" draw:shadow-color="#808080" draw:shadow-opacity="99%"/>
    </style:style>
    <style:style style:name="gr16" style:family="graphic" style:parent-style-name="standard" style:list-style-name="L15">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7" style:family="graphic" style:parent-style-name="standard">
      <style:graphic-properties draw:stroke="solid" svg:stroke-width="0.035cm" svg:stroke-color="#000000" draw:stroke-linejoin="miter" draw:fill="solid" draw:fill-color="#660066" draw:textarea-horizontal-align="left" draw:textarea-vertical-align="top" draw:auto-grow-height="false" fo:padding-top="0.13cm" fo:padding-bottom="0.13cm" fo:padding-left="0.25cm" fo:padding-right="0.25cm" fo:wrap-option="no-wrap" draw:shadow="hidden" draw:shadow-color="#808080" draw:shadow-opacity="99%"/>
    </style:style>
    <style:style style:name="gr18" style:family="graphic" style:parent-style-name="standard" style:list-style-name="L16">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9" style:family="graphic" style:parent-style-name="standard">
      <style:graphic-properties draw:stroke="solid" svg:stroke-width="0.035cm" svg:stroke-color="#000000" draw:stroke-linejoin="miter" draw:fill="solid" draw:fill-color="#800000" draw:textarea-horizontal-align="left" draw:textarea-vertical-align="top" draw:auto-grow-height="false" fo:padding-top="0.13cm" fo:padding-bottom="0.13cm" fo:padding-left="0.25cm" fo:padding-right="0.25cm" fo:wrap-option="no-wrap" draw:shadow="hidden" draw:shadow-color="#808080" draw:shadow-opacity="99%"/>
    </style:style>
    <style:style style:name="gr20" style:family="graphic" style:parent-style-name="standard" style:list-style-name="L16">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1"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2" style:family="graphic" style:parent-style-name="standard" style:list-style-name="L16">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3" style:family="graphic" style:parent-style-name="standard" style:list-style-name="L16">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4" style:family="graphic" style:parent-style-name="standard">
      <style:graphic-properties draw:stroke="dash" draw:stroke-dash="Dash_20_2"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5" style:family="graphic" style:parent-style-name="standard" style:list-style-name="L15">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6" style:family="graphic" style:parent-style-name="standard" style:list-style-name="L15">
      <style:graphic-properties draw:stroke="solid" svg:stroke-width="0.026cm" svg:stroke-color="#000000" draw:stroke-linejoin="miter" draw:fill="solid" draw:fill-color="#eaeaea" draw:textarea-horizontal-align="justify" draw:textarea-vertical-align="middle" draw:auto-grow-height="false" fo:padding-top="0.13cm" fo:padding-bottom="0.13cm" fo:padding-left="0.25cm" fo:padding-right="0.25cm" fo:wrap-option="wrap" draw:shadow="hidden"/>
    </style:style>
    <style:style style:name="gr27" style:family="graphic" style:parent-style-name="standard">
      <style:graphic-properties draw:stroke="solid" svg:stroke-width="0.035cm" svg:stroke-color="#000000" draw:stroke-linejoin="miter" draw:fill="solid" draw:fill-color="#feffda" draw:textarea-horizontal-align="justify" draw:textarea-vertical-align="top" draw:auto-grow-height="true" fo:min-height="12.088cm" fo:padding-top="0.13cm" fo:padding-bottom="0.13cm" fo:padding-left="0.25cm" fo:padding-right="0.25cm" fo:wrap-option="no-wrap" draw:shadow="visible" draw:shadow-offset-x="0.035cm" draw:shadow-offset-y="0.035cm" draw:shadow-color="#808080"/>
    </style:style>
    <style:style style:name="gr28" style:family="graphic" style:parent-style-name="standard">
      <style:graphic-properties draw:stroke="solid" svg:stroke-width="0.035cm" svg:stroke-color="#000000" draw:stroke-linejoin="miter" draw:fill="solid" draw:fill-color="#ffffcc" draw:textarea-horizontal-align="justify" draw:textarea-vertical-align="top" draw:auto-grow-height="true" fo:padding-top="0.13cm" fo:padding-bottom="0.13cm" fo:padding-left="0.25cm" fo:padding-right="0.25cm" fo:wrap-option="no-wrap" draw:shadow="hidden"/>
    </style:style>
    <style:style style:name="gr29" style:family="graphic" style:parent-style-name="standard">
      <style:graphic-properties draw:stroke="solid" svg:stroke-width="0.026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2.922cm" fo:min-width="0cm" fo:padding-top="0.127cm" fo:padding-bottom="0.127cm" fo:padding-left="0.254cm" fo:padding-right="0.254cm" fo:wrap-option="no-wrap" draw:shadow="hidden" draw:shadow-color="#808080"/>
    </style:style>
    <style:style style:name="pr2" style:family="presentation" style:parent-style-name="Title1-subtitle">
      <style:graphic-properties draw:stroke="none" draw:fill="none" draw:fill-color="#bbe0e3" fo:min-height="4.871cm" draw:shadow="hidden" draw:shadow-color="#808080"/>
    </style:style>
    <style:style style:name="pr3" style:family="presentation" style:parent-style-name="Title1-notes">
      <style:graphic-properties draw:stroke="solid" svg:stroke-width="0.026cm" svg:stroke-color="#000000" svg:stroke-opacity="100%" draw:stroke-linejoin="miter" draw:fill="solid" draw:fill-color="#ffffff" draw:opacity="100%" draw:auto-grow-height="true" fo:min-height="12.001cm" fo:padding-top="0.013cm" fo:padding-bottom="0.013cm" fo:padding-left="0.013cm" fo:padding-right="0.013cm" draw:shadow="hidden"/>
    </style:style>
    <style:style style:name="pr4" style:family="presentation" style:parent-style-name="Default-title">
      <style:graphic-properties draw:stroke="none" draw:fill="none" draw:fill-color="#bbe0e3" draw:textarea-horizontal-align="justify" draw:textarea-vertical-align="top" draw:auto-grow-height="true" draw:auto-grow-width="false" fo:min-height="2.499cm" fo:min-width="0cm" fo:padding-top="0.127cm" fo:padding-bottom="0.127cm" fo:padding-left="0.254cm" fo:padding-right="0.254cm" fo:wrap-option="no-wrap" draw:shadow="hidden"/>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no-wrap" draw:shadow="hidden"/>
    </style:style>
    <style:style style:name="pr6" style:family="presentation" style:parent-style-name="Default-notes">
      <style:graphic-properties draw:stroke="none" draw:fill="none" draw:fill-color="#ffffff" draw:auto-grow-height="true" fo:min-height="12.001cm" draw:shadow="hidden"/>
    </style:style>
    <style:style style:name="pr7" style:family="presentation" style:parent-style-name="Default-title">
      <style:graphic-properties draw:fill-color="#ffffff" draw:auto-grow-height="true" fo:min-height="4.192cm"/>
    </style:style>
    <style:style style:name="pr8" style:family="presentation" style:parent-style-name="Default-outline1">
      <style:graphic-properties draw:fill-color="#ffffff" fo:min-height="12.332cm"/>
    </style:style>
    <style:style style:name="pr9" style:family="presentation" style:parent-style-name="Default-notes">
      <style:graphic-properties draw:fill-color="#ffffff" fo:min-height="11.75cm"/>
    </style:style>
    <style:style style:name="pr10" style:family="presentation" style:parent-style-name="Default-title">
      <style:graphic-properties draw:fill-color="#ffffff" draw:auto-grow-height="true" fo:min-height="2.97cm"/>
    </style:style>
    <style:style style:name="pr11" style:family="presentation" style:parent-style-name="Default-outline1">
      <style:graphic-properties draw:fill-color="#ffffff" draw:auto-grow-height="true" fo:min-height="11.22cm"/>
    </style:style>
    <style:style style:name="pr12" style:family="presentation" style:parent-style-name="Default-outline1">
      <style:graphic-properties draw:stroke="solid" svg:stroke-width="0.035cm" svg:stroke-color="#000000" svg:stroke-opacity="100%" draw:stroke-linejoin="miter" draw:fill="solid" draw:fill-color="#feffda" draw:opacity="100%" draw:textarea-horizontal-align="justify" draw:textarea-vertical-align="top" draw:auto-grow-height="true" draw:auto-grow-width="false" fo:min-height="5.886cm" fo:min-width="0cm" fo:padding-top="0.127cm" fo:padding-bottom="0.127cm" fo:padding-left="0.254cm" fo:padding-right="0.254cm" fo:wrap-option="no-wrap" draw:shadow="visible" draw:shadow-offset-x="0.071cm" draw:shadow-offset-y="0.071cm" draw:shadow-color="#808080" draw:shadow-opacity="100%"/>
    </style:style>
    <style:style style:name="pr13" style:family="presentation" style:parent-style-name="Default-outline1" style:list-style-name="L4">
      <style:graphic-properties draw:stroke="solid" svg:stroke-width="0.035cm" svg:stroke-color="#000000" svg:stroke-opacity="100%" draw:stroke-linejoin="miter" draw:fill="solid" draw:fill-color="#feffda" draw:opacity="100%" draw:textarea-horizontal-align="justify" draw:textarea-vertical-align="top" draw:auto-grow-height="true" draw:auto-grow-width="false" fo:min-height="8.967cm" fo:min-width="0cm" fo:padding-top="0.127cm" fo:padding-bottom="0.127cm" fo:padding-left="0.254cm" fo:padding-right="0.254cm" fo:wrap-option="no-wrap" draw:shadow="visible" draw:shadow-offset-x="0.071cm" draw:shadow-offset-y="0.071cm" draw:shadow-color="#808080" draw:shadow-opacity="100%"/>
    </style:style>
    <style:style style:name="pr14" style:family="presentation" style:parent-style-name="Default-outline1">
      <style:graphic-properties draw:stroke="solid" svg:stroke-width="0.035cm" svg:stroke-color="#000000" svg:stroke-opacity="100%" draw:stroke-linejoin="miter" draw:fill="solid" draw:fill-color="#feffda" draw:opacity="100%" draw:textarea-horizontal-align="justify" draw:textarea-vertical-align="top" draw:auto-grow-height="true" draw:auto-grow-width="false" fo:min-height="3.072cm" fo:min-width="0cm" fo:padding-top="0.127cm" fo:padding-bottom="0.127cm" fo:padding-left="0.254cm" fo:padding-right="0.254cm" fo:wrap-option="no-wrap" draw:shadow="visible" draw:shadow-offset-x="0.071cm" draw:shadow-offset-y="0.071cm" draw:shadow-color="#808080" draw:shadow-opacity="100%"/>
    </style:style>
    <style:style style:name="pr15" style:family="presentation" style:parent-style-name="Default-notes">
      <style:graphic-properties draw:stroke="none" draw:fill="none" draw:fill-color="#ffffff" draw:textarea-horizontal-align="justify" draw:textarea-vertical-align="top" draw:auto-grow-height="true" draw:auto-grow-width="false" fo:min-height="11.732cm" fo:min-width="0cm" fo:padding-top="0.134cm" fo:padding-bottom="0.134cm" fo:padding-left="0.269cm" fo:padding-right="0.269cm" fo:wrap-option="no-wrap" draw:shadow="hidden"/>
    </style:style>
    <style:style style:name="pr16" style:family="presentation" style:parent-style-name="Title1-subtitle">
      <style:graphic-properties draw:stroke="none" draw:fill="none" draw:fill-color="#bbe0e3" draw:textarea-horizontal-align="justify" draw:textarea-vertical-align="top" draw:auto-grow-height="true" draw:auto-grow-width="false" fo:min-height="4.616cm" fo:min-width="0cm" fo:padding-top="0.127cm" fo:padding-bottom="0.127cm" fo:padding-left="0.254cm" fo:padding-right="0.254cm" fo:wrap-option="no-wrap" draw:shadow="hidden" draw:shadow-color="#808080"/>
    </style:style>
    <style:style style:name="pr17" style:family="presentation" style:parent-style-name="Title1-notes">
      <style:graphic-properties draw:stroke="none" draw:fill="none" draw:fill-color="#ffffff" draw:auto-grow-height="true" fo:min-height="12.001cm" draw:shadow="hidden"/>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text-indent="0cm"/>
    </style:style>
    <style:style style:name="P4" style:family="paragraph">
      <style:paragraph-properties fo:margin-left="0cm" fo:margin-right="0cm" fo:line-height="100%" fo:text-align="end" text:enable-numbering="false" fo:text-indent="0cm" style:punctuation-wrap="hanging" style:line-break="strict"/>
    </style:style>
    <style:style style:name="P5" style:family="paragraph">
      <style:paragraph-properties style:writing-mode="lr-tb"/>
    </style:style>
    <style:style style:name="P6" style:family="paragraph">
      <style:paragraph-properties fo:margin-left="0cm" fo:margin-right="0cm" text:enable-numbering="false" fo:text-indent="0cm"/>
    </style:style>
    <style:style style:name="P7" style:family="paragraph">
      <style:paragraph-properties fo:margin-left="0.952cm" fo:margin-right="0cm" fo:margin-top="0.211cm" fo:margin-bottom="0cm" text:enable-numbering="true" fo:text-indent="-0.952cm"/>
    </style:style>
    <style:style style:name="P8" style:family="paragraph">
      <style:paragraph-properties fo:margin-left="2.063cm" fo:margin-right="0cm" fo:margin-top="0.176cm" fo:margin-bottom="0cm" text:enable-numbering="true" fo:text-indent="-0.793cm"/>
    </style:style>
    <style:style style:name="P9" style:family="paragraph">
      <style:paragraph-properties fo:margin-left="0.952cm" fo:margin-right="0cm" fo:margin-top="0.211cm" fo:margin-bottom="0cm" text:enable-numbering="false" fo:text-indent="-0.952cm"/>
    </style:style>
    <style:style style:name="P10" style:family="paragraph">
      <style:paragraph-properties fo:margin-left="0.952cm" fo:margin-right="0cm" fo:text-indent="-0.952cm" style:writing-mode="lr-tb"/>
    </style:style>
    <style:style style:name="P11" style:family="paragraph">
      <style:paragraph-properties fo:margin-left="0.952cm" fo:margin-right="0cm" text:enable-numbering="true" fo:text-indent="-0.952cm"/>
    </style:style>
    <style:style style:name="P12" style:family="paragraph">
      <style:paragraph-properties fo:margin-left="2.063cm" fo:margin-right="0cm" text:enable-numbering="true" fo:text-indent="-0.793cm"/>
    </style:style>
    <style:style style:name="P13" style:family="paragraph">
      <style:paragraph-properties fo:margin-left="3.175cm" fo:margin-right="0cm" text:enable-numbering="true" fo:text-indent="-0.635cm"/>
    </style:style>
    <style:style style:name="P14" style:family="paragraph">
      <style:paragraph-properties fo:margin-left="0.952cm" fo:margin-right="0cm" fo:text-indent="-0.952cm"/>
    </style:style>
    <style:style style:name="P15" style:family="paragraph">
      <style:paragraph-properties fo:margin-left="0.952cm" fo:margin-right="0cm" fo:margin-top="0.176cm" fo:margin-bottom="0cm" fo:line-height="80%" text:enable-numbering="false" fo:text-indent="-0.952cm"/>
    </style:style>
    <style:style style:name="P16" style:family="paragraph">
      <style:paragraph-properties fo:margin-left="0.952cm" fo:margin-right="0cm" fo:margin-top="0.158cm" fo:margin-bottom="0cm" fo:line-height="90%" text:enable-numbering="false" fo:text-indent="-0.952cm"/>
    </style:style>
    <style:style style:name="P17" style:family="paragraph">
      <style:paragraph-properties fo:margin-left="0cm" fo:margin-right="0cm" fo:line-height="100%" text:enable-numbering="false" fo:text-indent="0cm"/>
    </style:style>
    <style:style style:name="P18" style:family="paragraph">
      <style:paragraph-properties fo:margin-left="0cm" fo:margin-right="0cm" fo:line-height="100%" text:enable-numbering="false" fo:text-indent="0cm" style:writing-mode="lr-tb"/>
    </style:style>
    <style:style style:name="P19" style:family="paragraph">
      <style:paragraph-properties fo:text-align="center" style:writing-mode="lr-tb"/>
      <style:text-properties fo:font-size="24pt"/>
    </style:style>
    <style:style style:name="P20" style:family="paragraph">
      <style:paragraph-properties fo:margin-left="0cm" fo:margin-right="0cm" fo:line-height="100%" text:enable-numbering="false" fo:text-indent="0cm" style:writing-mode="lr-tb"/>
      <style:text-properties fo:font-size="24pt"/>
    </style:style>
    <style:style style:name="P21" style:family="paragraph">
      <style:paragraph-properties fo:margin-left="0cm" fo:margin-right="0cm" fo:line-height="100%" fo:text-align="end" text:enable-numbering="false" fo:text-indent="0cm" style:punctuation-wrap="hanging" style:line-break="strict" style:writing-mode="lr-tb"/>
      <style:text-properties fo:font-size="24pt"/>
    </style:style>
    <style:style style:name="P22" style:family="paragraph">
      <style:paragraph-properties fo:margin-left="0cm" fo:margin-right="0cm" fo:text-indent="0cm"/>
      <style:text-properties fo:font-size="12pt"/>
    </style:style>
    <style:style style:name="P23" style:family="paragraph">
      <style:paragraph-properties fo:margin-left="0.952cm" fo:margin-right="0cm" fo:margin-top="0.158cm" fo:margin-bottom="0cm" fo:line-height="80%" text:enable-numbering="false" fo:text-indent="-0.952cm"/>
    </style:style>
    <style:style style:name="P24" style:family="paragraph">
      <style:paragraph-properties fo:margin-left="0.952cm" fo:margin-right="0cm" fo:margin-top="0.176cm" fo:margin-bottom="0cm" fo:line-height="80%" text:enable-numbering="false" fo:text-indent="-0.952cm" style:writing-mode="lr-tb"/>
    </style:style>
    <style:style style:name="P25" style:family="paragraph">
      <style:paragraph-properties fo:margin-left="2.063cm" fo:margin-right="0cm" fo:margin-top="0.176cm" fo:margin-bottom="0cm" text:enable-numbering="false" fo:text-indent="-0.793cm"/>
    </style:style>
    <style:style style:name="P26" style:family="paragraph">
      <style:paragraph-properties fo:margin-left="2.063cm" fo:margin-right="0cm" fo:margin-top="0.176cm" fo:margin-bottom="0cm" fo:line-height="100%" text:enable-numbering="true" fo:text-indent="-0.793cm"/>
    </style:style>
    <style:style style:name="P27" style:family="paragraph">
      <style:paragraph-properties fo:margin-left="0cm" fo:margin-right="0cm" fo:margin-top="0.158cm" fo:margin-bottom="0cm" text:enable-numbering="false" fo:text-indent="0cm" style:punctuation-wrap="hanging" style:line-break="strict"/>
    </style:style>
    <style:style style:name="P28" style:family="paragraph">
      <style:paragraph-properties fo:margin-left="0cm" fo:margin-right="0cm" text:enable-numbering="false" fo:text-indent="0cm" style:writing-mode="lr-tb"/>
    </style:style>
    <style:style style:name="P29" style:family="paragraph">
      <style:paragraph-properties fo:margin-left="0cm" fo:margin-right="0cm" fo:line-height="100%" fo:text-align="center" text:enable-numbering="false" fo:text-indent="0cm"/>
    </style:style>
    <style:style style:name="P30" style:family="paragraph">
      <style:paragraph-properties fo:margin-left="0cm" fo:margin-right="0cm" fo:line-height="100%" fo:text-align="center" text:enable-numbering="false" fo:text-indent="0cm" style:writing-mode="lr-tb"/>
    </style:style>
    <style:style style:name="P31" style:family="paragraph">
      <style:paragraph-properties fo:margin-left="1.27cm" fo:margin-right="0cm" fo:margin-top="0.211cm" fo:margin-bottom="0cm" text:enable-numbering="true" fo:text-indent="-1.27cm"/>
    </style:style>
    <style:style style:name="P32" style:family="paragraph">
      <style:paragraph-properties fo:margin-left="2.328cm" fo:margin-right="0cm" fo:margin-top="0.176cm" fo:margin-bottom="0cm" text:enable-numbering="true" fo:text-indent="-1.058cm"/>
    </style:style>
    <style:style style:name="P33" style:family="paragraph">
      <style:paragraph-properties fo:margin-left="2.328cm" fo:margin-right="0cm" fo:margin-top="0.176cm" fo:margin-bottom="0cm" text:enable-numbering="false" fo:text-indent="-1.058cm"/>
    </style:style>
    <style:style style:name="P34" style:family="paragraph">
      <style:paragraph-properties fo:margin-left="3.175cm" fo:margin-right="0cm" fo:margin-top="0.158cm" fo:margin-bottom="0cm" text:enable-numbering="true" fo:text-indent="-0.635cm"/>
    </style:style>
    <style:style style:name="P35" style:family="paragraph">
      <style:paragraph-properties fo:margin-left="3.175cm" fo:margin-right="0cm" fo:margin-top="0.158cm" fo:margin-bottom="0cm" text:enable-numbering="false" fo:text-indent="-0.635cm"/>
    </style:style>
    <style:style style:name="P36" style:family="paragraph">
      <style:paragraph-properties fo:margin-left="1.27cm" fo:margin-right="0cm" fo:margin-top="0.211cm" fo:margin-bottom="0cm" text:enable-numbering="false" fo:text-indent="-1.27cm"/>
    </style:style>
    <style:style style:name="P37" style:family="paragraph">
      <style:paragraph-properties fo:margin-left="3.492cm" fo:margin-right="0cm" fo:margin-top="0.158cm" fo:margin-bottom="0cm" text:enable-numbering="true" fo:text-indent="-0.952cm"/>
    </style:style>
    <style:style style:name="P38" style:family="paragraph">
      <style:paragraph-properties fo:margin-left="3.492cm" fo:margin-right="0cm" fo:margin-top="0.158cm" fo:margin-bottom="0cm" fo:line-height="100%" text:enable-numbering="false" fo:text-indent="-0.952cm"/>
    </style:style>
    <style:style style:name="P39" style:family="paragraph">
      <style:paragraph-properties fo:margin-left="0cm" fo:margin-right="0cm" text:enable-numbering="false"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0" style:family="paragraph">
      <style:paragraph-properties fo:margin-left="0cm" fo:margin-right="0cm" fo:margin-top="0.176cm" fo:margin-bottom="0cm" text:enable-numbering="false" fo:text-indent="0cm"/>
    </style:style>
    <style:style style:name="T1" style:family="text">
      <style:text-properties fo:color="#1e481f" fo:font-size="36pt" fo:language="en" fo:country="GB" style:font-size-asian="36pt" style:font-size-complex="36pt"/>
    </style:style>
    <style:style style:name="T2" style:family="text">
      <style:text-properties fo:font-family="Arial" style:font-family-generic="swiss" style:font-pitch="variable" fo:font-size="13pt" fo:language="en" fo:country="US" style:font-size-asian="13pt" style:font-size-complex="13pt"/>
    </style:style>
    <style:style style:name="T3" style:family="text">
      <style:text-properties fo:language="en" fo:country="GB"/>
    </style:style>
    <style:style style:name="T4" style:family="text">
      <style:text-properties fo:language="en" fo:country="GB" fo:font-weight="bold" style:font-weight-asian="bold" style:font-weight-complex="bold"/>
    </style:style>
    <style:style style:name="T5" style:family="text">
      <style:text-properties fo:language="en" fo:country="US"/>
    </style:style>
    <style:style style:name="T6" style:family="text">
      <style:text-properties fo:font-family="Arial" style:font-pitch="variable" fo:language="en" fo:country="U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fo:color="#646464" fo:font-family="Arial" style:font-family-generic="modern" style:font-pitch="variable" fo:font-size="20pt" fo:language="en" fo:country="GB" style:font-size-asian="20pt" style:font-size-complex="20pt"/>
    </style:style>
    <style:style style:name="T10" style:family="text">
      <style:text-properties fo:color="#7f0055" fo:font-family="Arial" style:font-family-generic="modern" style:font-pitch="variable" fo:font-size="20pt" fo:language="en" fo:country="GB" style:font-size-asian="20pt" style:font-size-complex="20pt"/>
    </style:style>
    <style:style style:name="T11" style:family="text">
      <style:text-properties fo:color="#646464" fo:font-family="Arial" style:font-pitch="variable" fo:font-size="18pt" fo:language="en" fo:country="US" style:font-size-asian="18pt" style:font-size-complex="18pt"/>
    </style:style>
    <style:style style:name="T12" style:family="text">
      <style:text-properties fo:color="#0000c0" fo:font-family="Arial" style:font-pitch="variable" fo:font-size="18pt" fo:language="en" fo:country="US" style:font-size-asian="18pt" style:font-size-complex="18pt"/>
    </style:style>
    <style:style style:name="T13" style:family="text">
      <style:text-properties fo:color="#7f0055" fo:font-family="Arial" style:font-pitch="variable" fo:font-size="18pt" fo:language="en" fo:country="US" style:font-size-asian="18pt" style:font-size-complex="18pt"/>
    </style:style>
    <style:style style:name="T14" style:family="text">
      <style:text-properties fo:font-family="Arial" style:font-pitch="variable" fo:font-size="18pt" fo:language="en" fo:country="US" style:font-size-asian="18pt" style:font-size-complex="18pt"/>
    </style:style>
    <style:style style:name="T15" style:family="text">
      <style:text-properties fo:font-family="Arial" style:font-pitch="variable" fo:font-size="18pt" style:font-size-asian="18pt" style:font-size-complex="18pt"/>
    </style:style>
    <style:style style:name="T16" style:family="text">
      <style:text-properties fo:color="#3f7f7f" fo:font-family="Arial" style:font-pitch="variable" fo:font-size="18pt" fo:language="en" fo:country="US" style:font-size-asian="18pt" style:font-size-complex="18pt"/>
    </style:style>
    <style:style style:name="T17" style:family="text">
      <style:text-properties fo:color="#7f0055" fo:font-family="Arial" style:font-pitch="variable" fo:font-size="18pt" style:font-size-asian="18pt" style:font-size-complex="18pt"/>
    </style:style>
    <style:style style:name="T18" style:family="text">
      <style:text-properties fo:font-family="Arial" style:font-pitch="variable" fo:font-size="20pt" style:font-size-asian="20pt" style:font-size-complex="20pt"/>
    </style:style>
    <style:style style:name="T19" style:family="text">
      <style:text-properties fo:font-family="Arial" style:font-pitch="variable"/>
    </style:style>
    <style:style style:name="T20" style:family="text">
      <style:text-properties fo:font-family="Arial" style:font-pitch="variable" fo:font-weight="bold" style:font-weight-asian="bold" style:font-weight-complex="bold"/>
    </style:style>
    <style:style style:name="T21" style:family="text">
      <style:text-properties fo:color="#bbe0e3" fo:font-family="Arial" style:font-pitch="variable" fo:font-size="18pt" fo:language="en" fo:country="US" style:font-size-asian="18pt" style:font-size-complex="18pt"/>
    </style:style>
    <style:style style:name="T22" style:family="text">
      <style:text-properties fo:color="#006f70" fo:font-family="Arial" style:font-pitch="variable" fo:font-size="18pt" fo:language="en" fo:country="US" style:font-size-asian="18pt" style:font-size-complex="18pt"/>
    </style:style>
    <style:style style:name="T23" style:family="text">
      <style:text-properties fo:font-family="Arial" style:font-pitch="variable" fo:language="en" fo:country="US"/>
    </style:style>
    <style:style style:name="T24" style:family="text">
      <style:text-properties fo:color="#ffffff" fo:font-family="Arial" style:font-pitch="variable" fo:font-size="18pt" fo:language="en" fo:country="US" style:font-size-asian="18pt" style:font-size-complex="18pt"/>
    </style:style>
    <style:style style:name="T25" style:family="text">
      <style:text-properties fo:color="#ffffff" fo:font-family="Arial" style:font-pitch="variable" fo:font-size="18pt" style:font-size-asian="18pt" style:font-size-complex="18pt"/>
    </style:style>
    <style:style style:name="T26" style:family="text">
      <style:text-properties fo:font-family="Arial" style:font-pitch="variable" fo:font-size="18pt" fo:language="en" fo:country="US" fo:font-weight="bold" style:font-size-asian="18pt" style:font-weight-asian="bold" style:font-size-complex="18pt" style:font-weight-complex="bold"/>
    </style:style>
    <style:style style:name="T27" style:family="text">
      <style:text-properties fo:color="#000000" fo:font-family="Arial" style:font-pitch="variable" fo:font-size="18pt" fo:language="en" fo:country="US" style:font-size-asian="18pt" style:font-size-complex="18pt"/>
    </style:style>
    <style:style style:name="T28" style:family="text">
      <style:text-properties fo:font-size="28pt" fo:language="en" fo:country="US" style:font-size-asian="28pt" style:font-size-complex="28pt"/>
    </style:style>
    <style:style style:name="T29" style:family="text">
      <style:text-properties fo:font-size="28pt" style:font-size-asian="28pt" style:font-size-complex="28pt"/>
    </style:style>
    <style:style style:name="T30" style:family="text">
      <style:text-properties fo:language="en" fo:country="US" fo:font-weight="bold" style:font-weight-asian="bold" style:font-weight-complex="bold"/>
    </style:style>
    <style:style style:name="T31" style:family="text">
      <style:text-properties fo:font-size="24pt" style:font-size-asian="24pt" style:font-size-complex="24pt"/>
    </style:style>
    <style:style style:name="T32" style:family="text">
      <style:text-properties fo:color="#660066" fo:font-family="Arial" style:font-pitch="variable" fo:font-size="18pt" fo:language="en" fo:country="US" style:font-size-asian="18pt" style:font-size-complex="18pt"/>
    </style:style>
    <style:style style:name="T33" style:family="text">
      <style:text-properties fo:language="en" fo:country="GB" fo:font-weight="normal" style:font-weight-asian="normal" style:font-weight-complex="normal"/>
    </style:style>
    <style:style style:name="T34" style:family="text">
      <style:text-properties fo:font-family="Arial" style:font-pitch="variable" fo:font-size="20pt" fo:language="en" fo:country="US" style:font-size-asian="20pt" style:font-size-complex="20pt"/>
    </style:style>
    <style:style style:name="T35" style:family="text">
      <style:text-properties fo:color="#7f0055" fo:font-family="Arial" style:font-pitch="variable" fo:font-size="20pt" fo:language="en" fo:country="US" style:font-size-asian="20pt" style:font-size-complex="20pt"/>
    </style:style>
    <style:style style:name="T36" style:family="text">
      <style:text-properties fo:color="#7f0055" fo:font-family="Arial" style:font-pitch="variable" fo:font-size="20pt" fo:language="en" fo:country="US" fo:font-weight="bold" style:font-size-asian="20pt" style:font-weight-asian="bold" style:font-size-complex="20pt" style:font-weight-complex="bold"/>
    </style:style>
    <style:style style:name="T37" style:family="text">
      <style:text-properties fo:color="#1e481f" fo:font-size="36pt" style:font-size-asian="36pt" style:font-size-complex="36pt"/>
    </style:style>
    <text:list-style style:name="L1">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3">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modern" style:font-pitch="variable" fo:color="#646464"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5">
      <text:list-level-style-bullet text:level="1" text:bullet-char="•">
        <style:list-level-properties text:min-label-width="0.952cm"/>
        <style:text-properties fo:font-family="Arial" style:font-family-generic="swiss" style:font-pitch="variable" fo:color="#7f0055"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Arial" style:font-family-generic="swiss" style:font-pitch="variable" fo:color="#7f0055"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8">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1.058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952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3">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952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4">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text:list-style style:name="L1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6">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body>
    <office:presentation>
      <draw:page draw:name="Object/Relational Mapping with Spring and Hibernate" draw:style-name="dp1" draw:master-page-name="Title1" presentation:presentation-page-layout-name="AL1T0">
        <office:forms form:automatic-focus="false" form:apply-design-mode="false"/>
        <draw:frame presentation:style-name="pr1" draw:text-style-name="P2" draw:layer="layout" svg:width="21.59cm" svg:height="3.345cm" svg:x="1.826cm" svg:y="5.583cm" presentation:class="title" presentation:user-transformed="true">
          <draw:text-box>
            <text:p text:style-name="P1"><text:span text:style-name="T1">Object/Relational Mapping with Spring and Hibernate</text:span></text:p>
          </draw:text-box>
        </draw:frame>
        <draw:frame presentation:style-name="pr2" draw:text-style-name="P3" draw:layer="layout" svg:width="17.78cm" svg:height="4.871cm" svg:x="3.625cm" svg:y="8.586cm" presentation:class="subtitle" presentation:placeholder="true" presentation:user-transformed="true">
          <draw:text-box/>
        </draw:frame>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
          <draw:frame presentation:style-name="pr3" draw:text-style-name="P3" draw:layer="layout" svg:width="16.254cm" svg:height="12.027cm" svg:x="2.033cm" svg:y="12.668cm" presentation:class="notes" presentation:placeholder="true">
            <draw:text-box/>
          </draw:frame>
        </presentation:notes>
      </draw:page>
      <draw:page draw:name="Topics in this session"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6">Topics in this session</text:p>
          </draw:text-box>
        </draw:frame>
        <draw:frame presentation:style-name="pr5" draw:text-style-name="P10" draw:layer="layout" svg:width="21.855cm" svg:height="11.219cm" svg:x="1.745cm" svg:y="4.657cm" presentation:class="outline" presentation:user-transformed="true">
          <draw:text-box>
            <text:list text:style-name="L3">
              <text:list-item>
                <text:p text:style-name="P7"><text:span text:style-name="T3">Introduction to Hibernate</text:span></text:p>
              </text:list-item>
            </text:list>
            <text:list text:style-name="L3">
              <text:list-item>
                <text:list>
                  <text:list-item>
                    <text:p text:style-name="P8"><text:span text:style-name="T3">Mapping</text:span></text:p>
                  </text:list-item>
                </text:list>
              </text:list-item>
            </text:list>
            <text:list text:style-name="L3">
              <text:list-item>
                <text:list>
                  <text:list-item>
                    <text:p text:style-name="P8"><text:span text:style-name="T3">Querying</text:span></text:p>
                  </text:list-item>
                </text:list>
              </text:list-item>
            </text:list>
            <text:list text:style-name="L3">
              <text:list-item>
                <text:p text:style-name="P7"><text:span text:style-name="T3">Configuring a Hibernate SessionFactory</text:span></text:p>
              </text:list-item>
            </text:list>
            <text:list text:style-name="L3">
              <text:list-item>
                <text:p text:style-name="P7"><text:span text:style-name="T3">Using Native Hibernate DAOs</text:span></text:p>
              </text:list-item>
            </text:list>
            <text:list text:style-name="L3">
              <text:list-item>
                <text:p text:style-name="P7"><text:span text:style-name="T3">Spring’s HibernateTemplate</text:span></text:p>
              </text:list-item>
            </text:list>
            <text:list text:style-name="L3">
              <text:list-item>
                <text:p text:style-name="P9"><text:span text:style-name="T3"/></text:p>
              </text:list-item>
            </text:list>
          </draw:text-box>
        </draw:frame>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
          <draw:frame presentation:style-name="pr6" draw:text-style-name="P3" draw:layer="layout" svg:width="16.254cm" svg:height="12.001cm" svg:x="2.033cm" svg:y="12.668cm" presentation:class="notes" presentation:placeholder="true">
            <draw:text-box/>
          </draw:frame>
        </presentation:notes>
      </draw:page>
      <draw:page draw:name="page3"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6">Topics in this session</text:p>
          </draw:text-box>
        </draw:frame>
        <draw:frame presentation:style-name="pr5" draw:text-style-name="P10" draw:layer="layout" svg:width="21.855cm" svg:height="11.219cm" svg:x="1.745cm" svg:y="4.657cm" presentation:class="outline" presentation:user-transformed="true">
          <draw:text-box>
            <text:list text:style-name="L3">
              <text:list-item>
                <text:p text:style-name="P7"><text:span text:style-name="T4">Introduction to Hibernate</text:span></text:p>
              </text:list-item>
            </text:list>
            <text:list text:style-name="L3">
              <text:list-item>
                <text:list>
                  <text:list-item>
                    <text:p text:style-name="P8"><text:span text:style-name="T4">Mapping</text:span></text:p>
                  </text:list-item>
                </text:list>
              </text:list-item>
            </text:list>
            <text:list text:style-name="L3">
              <text:list-item>
                <text:list>
                  <text:list-item>
                    <text:p text:style-name="P8"><text:span text:style-name="T4">Querying</text:span></text:p>
                  </text:list-item>
                </text:list>
              </text:list-item>
            </text:list>
            <text:list text:style-name="L3">
              <text:list-item>
                <text:p text:style-name="P7"><text:span text:style-name="T3">Configuring a Hibernate SessionFactory</text:span></text:p>
              </text:list-item>
            </text:list>
            <text:list text:style-name="L3">
              <text:list-item>
                <text:p text:style-name="P7"><text:span text:style-name="T3">Implementing Native Hibernate DAOs</text:span></text:p>
              </text:list-item>
            </text:list>
            <text:list text:style-name="L3">
              <text:list-item>
                <text:p text:style-name="P7"><text:span text:style-name="T3">Spring’s HibernateTemplate</text:span></text:p>
              </text:list-item>
            </text:list>
            <text:list text:style-name="L3">
              <text:list-item>
                <text:p text:style-name="P9"><text:span text:style-name="T3"/></text:p>
              </text:list-item>
            </text:list>
          </draw:text-box>
        </draw:frame>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
          <draw:frame presentation:style-name="pr6" draw:text-style-name="P3" draw:layer="layout" svg:width="16.254cm" svg:height="12.001cm" svg:x="2.033cm" svg:y="12.668cm" presentation:class="notes" presentation:placeholder="true">
            <draw:text-box/>
          </draw:frame>
        </presentation:notes>
      </draw:page>
      <draw:page draw:name="Introduction to Hibernate "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6">Introduction to Hibernate </text:p>
          </draw:text-box>
        </draw:frame>
        <draw:frame presentation:style-name="pr5" draw:text-style-name="P10" draw:layer="layout" svg:width="21.855cm" svg:height="11.219cm" svg:x="1.745cm" svg:y="4.657cm" presentation:class="outline" presentation:user-transformed="true">
          <draw:text-box>
            <text:list text:style-name="L3">
              <text:list-item>
                <text:p text:style-name="P7"><text:span text:style-name="T5">Hibernate’s </text:span><text:span text:style-name="T6">Session</text:span><text:span text:style-name="T5"> is a stateful object representing a unit-of-work</text:span></text:p>
              </text:list-item>
            </text:list>
            <text:list text:style-name="L3">
              <text:list-item>
                <text:list>
                  <text:list-item>
                    <text:p text:style-name="P8"><text:span text:style-name="T5">Corresponds at a higher-level to a Connection</text:span></text:p>
                  </text:list-item>
                </text:list>
              </text:list-item>
            </text:list>
            <text:list text:style-name="L3">
              <text:list-item>
                <text:list>
                  <text:list-item>
                    <text:p text:style-name="P8"><text:span text:style-name="T5">Manages persistent objects within the unit-of-work</text:span></text:p>
                  </text:list-item>
                </text:list>
              </text:list-item>
            </text:list>
            <text:list text:style-name="L3">
              <text:list-item>
                <text:list>
                  <text:list-item>
                    <text:p text:style-name="P8"><text:span text:style-name="T5">Acts as a transaction-scoped cache (1LC)</text:span></text:p>
                  </text:list-item>
                </text:list>
              </text:list-item>
            </text:list>
            <text:list text:style-name="L3">
              <text:list-item>
                <text:p text:style-name="P7"><text:span text:style-name="T5">A </text:span><text:span text:style-name="T6">SessionFactory</text:span><text:span text:style-name="T5"> is a thread-safe, shareable object that represents a single data source</text:span></text:p>
              </text:list-item>
            </text:list>
            <text:list text:style-name="L3">
              <text:list-item>
                <text:list>
                  <text:list-item>
                    <text:p text:style-name="P8"><text:span text:style-name="T5">Provides access to a transactional Session</text:span></text:p>
                  </text:list-item>
                </text:list>
              </text:list-item>
            </text:list>
            <text:list text:style-name="L3">
              <text:list-item>
                <text:list>
                  <text:list-item>
                    <text:p text:style-name="P8"><text:span text:style-name="T5">Manages the globally-scoped cache (2LC)</text:span></text:p>
                  </text:list-item>
                </text:list>
              </text:list-item>
            </text:list>
          </draw:text-box>
        </draw:frame>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4"/>
          <draw:frame presentation:style-name="pr6" draw:text-style-name="P3" draw:layer="layout" svg:width="16.254cm" svg:height="12.001cm" svg:x="2.033cm" svg:y="12.668cm" presentation:class="notes" presentation:placeholder="true">
            <draw:text-box/>
          </draw:frame>
        </presentation:notes>
      </draw:page>
      <draw:page draw:name="Hibernate Mapping"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6">Hibernate Mapping</text:p>
          </draw:text-box>
        </draw:frame>
        <draw:frame presentation:style-name="pr5" draw:text-style-name="P10" draw:layer="layout" svg:width="21.855cm" svg:height="11.219cm" svg:x="1.745cm" svg:y="4.657cm" presentation:class="outline" presentation:user-transformed="true">
          <draw:text-box>
            <text:list text:style-name="L3">
              <text:list-item>
                <text:p text:style-name="P7">Hibernate requires metadata for mapping classes and their properties to database tables and their columns </text:p>
              </text:list-item>
            </text:list>
            <text:list text:style-name="L3">
              <text:list-item>
                <text:p text:style-name="P7">Metadata can be provided as XML or annotations</text:p>
              </text:list-item>
            </text:list>
            <text:list text:style-name="L3">
              <text:list-item>
                <text:p text:style-name="P7">This session will present both approaches</text:p>
              </text:list-item>
            </text:list>
            <text:list text:style-name="L3">
              <text:list-item>
                <text:p text:style-name="P9"/>
              </text:list-item>
            </text:list>
            <text:list text:style-name="L3">
              <text:list-item>
                <text:p text:style-name="P7">Carefully consider pros and cons of each approach, as well as hybrid approach</text:p>
              </text:list-item>
            </text:list>
          </draw:text-box>
        </draw:frame>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5"/>
          <draw:frame presentation:style-name="pr6" draw:text-style-name="P3" draw:layer="layout" svg:width="16.254cm" svg:height="12.001cm" svg:x="2.033cm" svg:y="12.668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text-style-name="P3" draw:layer="layout" svg:width="17.476cm" svg:height="4.192cm" svg:x="0.957cm" svg:y="-0.451cm" presentation:class="title" presentation:user-transformed="true">
          <draw:text-box>
            <text:p text:style-name="P3">Annotations support in Hibernate</text:p>
          </draw:text-box>
        </draw:frame>
        <draw:frame presentation:style-name="pr8" draw:text-style-name="P14" draw:layer="layout" svg:width="21.855cm" svg:height="13.282cm" svg:x="1.773cm" svg:y="4.307cm" presentation:class="outline" presentation:user-transformed="true">
          <draw:text-box>
            <text:list text:style-name="L3">
              <text:list-item>
                <text:p text:style-name="P11">Hibernate supports two sets of annotations</text:p>
              </text:list-item>
            </text:list>
            <text:list text:style-name="L3">
              <text:list-item>
                <text:list>
                  <text:list-item>
                    <text:p text:style-name="P12">javax.persistence.* (standard, defined by JPA)</text:p>
                  </text:list-item>
                </text:list>
              </text:list-item>
            </text:list>
            <text:list text:style-name="L3">
              <text:list-item>
                <text:list>
                  <text:list-item>
                    <text:p text:style-name="P12">Native Hibernate annotations (extensions to JPA annotations)</text:p>
                  </text:list-item>
                </text:list>
              </text:list-item>
            </text:list>
            <text:list text:style-name="L3">
              <text:list-item>
                <text:p text:style-name="P11">Best practice:</text:p>
              </text:list-item>
            </text:list>
            <text:list text:style-name="L3">
              <text:list-item>
                <text:list>
                  <text:list-item>
                    <text:p text:style-name="P12">Use javax.persistence.* annotations for typical features </text:p>
                  </text:list-item>
                </text:list>
              </text:list-item>
            </text:list>
            <text:list text:style-name="L3">
              <text:list-item>
                <text:list>
                  <text:list-item>
                    <text:p text:style-name="P12">Use Hibernate annotations for extensions</text:p>
                  </text:list-item>
                </text:list>
              </text:list-item>
            </text:list>
            <text:list text:style-name="L3">
              <text:list-item>
                <text:list>
                  <text:list-item>
                    <text:list>
                      <text:list-item>
                        <text:p text:style-name="P13">For behavior not supported by JPA</text:p>
                      </text:list-item>
                    </text:list>
                  </text:list-item>
                </text:list>
              </text:list-item>
            </text:list>
            <text:list text:style-name="L3">
              <text:list-item>
                <text:list>
                  <text:list-item>
                    <text:list>
                      <text:list-item>
                        <text:p text:style-name="P13">Performance enhancements specific to Hibernate</text:p>
                      </text:list-item>
                    </text:list>
                  </text:list-item>
                </text:list>
              </text:list-item>
            </text:list>
            <text:list text:style-name="L3">
              <text:list-item>
                <text:p text:style-name="P11">Developers can still base their applications on the Hibernate API and HQL (it's <text:span text:style-name="T7">not</text:span><text:span text:style-name="T8"> a JPA application)</text:span></text:p>
              </text:list-item>
            </text:list>
          </draw:text-box>
        </draw:frame>
        <presentation:notes draw:style-name="dp2">
          <draw:page-thumbnail draw:style-name="gr2" draw:layer="layout" svg:width="13.335cm" svg:height="10.002cm" svg:x="3.492cm" svg:y="2.001cm" draw:page-number="6" presentation:class="page"/>
          <draw:frame presentation:style-name="pr9" draw:text-style-name="P3" draw:layer="layout" svg:width="16.254cm" svg:height="11.75cm" svg:x="2.033cm" svg:y="12.668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0" draw:text-style-name="P3" draw:layer="layout" svg:width="17.476cm" svg:height="2.97cm" svg:x="0.957cm" svg:y="0.117cm" presentation:class="title">
          <draw:text-box>
            <text:p text:style-name="P3">What can you annotate?</text:p>
          </draw:text-box>
        </draw:frame>
        <draw:frame presentation:style-name="pr11" draw:text-style-name="P14" draw:layer="layout" svg:width="21.855cm" svg:height="11.916cm" svg:x="1.745cm" svg:y="4.657cm" presentation:class="outline" presentation:user-transformed="true">
          <draw:text-box>
            <text:list text:style-name="L3">
              <text:list-item>
                <text:p text:style-name="P11">Classes</text:p>
              </text:list-item>
            </text:list>
            <text:list text:style-name="L3">
              <text:list-item>
                <text:list>
                  <text:list-item>
                    <text:p text:style-name="P12">Metadata which applies to the entire class (e.g. table)</text:p>
                  </text:list-item>
                </text:list>
              </text:list-item>
            </text:list>
            <text:list text:style-name="L3">
              <text:list-item>
                <text:p text:style-name="P11">Either fields or properties</text:p>
              </text:list-item>
            </text:list>
            <text:list text:style-name="L3">
              <text:list-item>
                <text:list>
                  <text:list-item>
                    <text:p text:style-name="P12">Metadata which applies to a single field or property (e.g. mapped column)</text:p>
                  </text:list-item>
                </text:list>
              </text:list-item>
            </text:list>
            <text:list text:style-name="L3">
              <text:list-item>
                <text:list>
                  <text:list-item>
                    <text:p text:style-name="P12">Defines the access mode (one default per class), most typically field, but not necessary</text:p>
                  </text:list-item>
                </text:list>
              </text:list-item>
            </text:list>
            <text:list text:style-name="L3">
              <text:list-item>
                <text:list>
                  <text:list-item>
                    <text:p text:style-name="P12">Based on default, all fields or properties will be treated as persistent (mappings will be defaulted)</text:p>
                  </text:list-item>
                </text:list>
              </text:list-item>
            </text:list>
            <text:list text:style-name="L3">
              <text:list-item>
                <text:list>
                  <text:list-item>
                    <text:p text:style-name="P12">Can be annotated with @Transient (non-persistent)</text:p>
                  </text:list-item>
                </text:list>
              </text:list-item>
            </text:list>
            <text:list text:style-name="L3">
              <text:list-item>
                <text:list>
                  <text:list-item>
                    <text:p text:style-name="P12">In Hibernate you can override the default access mode by using @org.hibernate.annotations.AccessType</text:p>
                  </text:list-item>
                </text:list>
              </text:list-item>
            </text:list>
          </draw:text-box>
        </draw:frame>
        <presentation:notes draw:style-name="dp2">
          <draw:page-thumbnail draw:style-name="gr2" draw:layer="layout" svg:width="13.335cm" svg:height="10.002cm" svg:x="3.492cm" svg:y="2.001cm" draw:page-number="7" presentation:class="page"/>
          <draw:frame presentation:style-name="pr9" draw:text-style-name="P3" draw:layer="layout" svg:width="16.254cm" svg:height="11.75cm" svg:x="2.033cm" svg:y="12.668cm" presentation:class="notes" presentation:placeholder="true">
            <draw:text-box/>
          </draw:frame>
        </presentation:notes>
      </draw:page>
      <draw:page draw:name="Mapping simple properties"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6">Mapping simple properties with annotations</text:p>
          </draw:text-box>
        </draw:frame>
        <draw:frame presentation:style-name="pr12" draw:text-style-name="P10" draw:layer="layout" svg:width="22.978cm" svg:height="12.803cm" svg:x="1.398cm" svg:y="4.249cm" presentation:class="outline" presentation:user-transformed="true">
          <draw:text-box>
            <text:list text:style-name="L4">
              <text:list-item>
                <text:p text:style-name="P15"><text:span text:style-name="T9">@Entity</text:span></text:p>
              </text:list-item>
            </text:list>
            <text:list text:style-name="L4">
              <text:list-item>
                <text:p text:style-name="P15"><text:span text:style-name="T9">@Table(</text:span><text:span text:style-name="T10">name</text:span><text:span text:style-name="T11">= </text:span><text:span text:style-name="T12">“T_CUSTOMER”</text:span><text:span text:style-name="T9">)</text:span></text:p>
              </text:list-item>
            </text:list>
            <text:list text:style-name="L5">
              <text:list-item>
                <text:p text:style-name="P16"><text:span text:style-name="T13">public class</text:span><text:span text:style-name="T14"> Customer {</text:span></text:p>
              </text:list-item>
            </text:list>
            <text:list text:style-name="L5">
              <text:list-item>
                <text:p text:style-name="P16"><text:span text:style-name="T14"><text:s text:c="4"/></text:span><text:span text:style-name="T9">@Id</text:span></text:p>
              </text:list-item>
            </text:list>
            <text:list text:style-name="L5">
              <text:list-item>
                <text:p text:style-name="P16"><text:span text:style-name="T9"><text:s text:c="4"/></text:span><text:span text:style-name="T9">@Column (</text:span><text:span text:style-name="T10">name</text:span><text:span text:style-name="T11">=</text:span><text:span text:style-name="T12">“cust_id”</text:span><text:span text:style-name="T9">)</text:span></text:p>
              </text:list-item>
            </text:list>
            <text:list text:style-name="L6">
              <text:list-item>
                <text:p text:style-name="P16"><text:span text:style-name="T14"><text:s text:c="4"/></text:span><text:span text:style-name="T13">private</text:span><text:span text:style-name="T14"> Long id;</text:span></text:p>
              </text:list-item>
            </text:list>
            <text:list text:style-name="L6">
              <text:list-item>
                <text:p text:style-name="P16"><text:span text:style-name="T14"/></text:p>
              </text:list-item>
            </text:list>
            <text:list text:style-name="L6">
              <text:list-item>
                <text:p text:style-name="P16"><text:span text:style-name="T14"><text:s text:c="4"/></text:span><text:span text:style-name="T9">@Column (</text:span><text:span text:style-name="T10">name</text:span><text:span text:style-name="T11">=</text:span><text:span text:style-name="T12">“first_name”</text:span><text:span text:style-name="T9">)</text:span></text:p>
              </text:list-item>
            </text:list>
            <text:list text:style-name="L6">
              <text:list-item>
                <text:p text:style-name="P16"><text:span text:style-name="T14"><text:s text:c="4"/></text:span><text:span text:style-name="T9">@org.hibernate.annotations.AccessType (</text:span><text:span text:style-name="T12">“property”</text:span><text:span text:style-name="T9">)</text:span></text:p>
              </text:list-item>
            </text:list>
            <text:list text:style-name="L6">
              <text:list-item>
                <text:p text:style-name="P16"><text:span text:style-name="T14"><text:s text:c="4"/></text:span><text:span text:style-name="T13">private</text:span><text:span text:style-name="T14"> String firstName;</text:span></text:p>
              </text:list-item>
            </text:list>
            <text:list text:style-name="L6">
              <text:list-item>
                <text:p text:style-name="P16"><text:span text:style-name="T14"/></text:p>
              </text:list-item>
            </text:list>
            <text:list text:style-name="L6">
              <text:list-item>
                <text:p text:style-name="P16"><text:span text:style-name="T14"><text:s text:c="4"/></text:span><text:span text:style-name="T13">public void</text:span><text:span text:style-name="T14"> setFirstName(String firstName) {</text:span></text:p>
              </text:list-item>
            </text:list>
            <text:list text:style-name="L6">
              <text:list-item>
                <text:p text:style-name="P16"><text:span text:style-name="T14"><text:s text:c="8"/></text:span><text:span text:style-name="T13">this</text:span><text:span text:style-name="T14">.firstName = firstName;</text:span></text:p>
              </text:list-item>
            </text:list>
            <text:list text:style-name="L6">
              <text:list-item>
                <text:p text:style-name="P16"><text:span text:style-name="T14"><text:s text:c="4"/></text:span><text:span text:style-name="T14">}</text:span></text:p>
              </text:list-item>
            </text:list>
            <text:list text:style-name="L6">
              <text:list-item>
                <text:p text:style-name="P16"><text:span text:style-name="T14">...</text:span></text:p>
              </text:list-item>
            </text:list>
          </draw:text-box>
        </draw:frame>
        <draw:g draw:name="Group 17" draw:id="id1">
          <draw:custom-shape draw:name="Text Box 15" draw:style-name="gr3" draw:text-style-name="P18" draw:layer="layout" svg:width="15.475cm" svg:height="1.012cm" svg:x="9.457cm" svg:y="6.034cm">
            <text:p text:style-name="P17"><text:span text:style-name="T15">defines field as entity id, default access mode is 'field'</text:span></text:p>
            <draw:enhanced-geometry svg:viewBox="0 0 21600 21600" draw:type="mso-spt202" draw:enhanced-path="M 0 0 L 21600 0 21600 21600 0 21600 0 0 Z N"/>
          </draw:custom-shape>
          <draw:line draw:name="Line 16" draw:style-name="gr4" draw:text-style-name="P19" draw:layer="layout" svg:x1="14.351cm" svg:y1="7.132cm" svg:x2="12.904cm" svg:y2="7.572cm">
            <text:p text:style-name="P3"/>
          </draw:line>
        </draw:g>
        <draw:g draw:name="Group 21" draw:id="id2">
          <draw:custom-shape draw:name="Text Box 4" draw:style-name="gr5" draw:text-style-name="P5" draw:layer="layout" svg:width="8.516cm" svg:height="0.994cm" svg:x="16.016cm" svg:y="12.843cm">
            <text:p text:style-name="P17"><text:span text:style-name="T15">‘</text:span><text:span text:style-name="T15">property’ access uses setter</text:span></text:p>
            <draw:enhanced-geometry svg:viewBox="0 0 21600 21600" draw:type="mso-spt202" draw:enhanced-path="M 0 0 L 21600 0 21600 21600 0 21600 0 0 Z N"/>
          </draw:custom-shape>
          <draw:line draw:name="Line 9" draw:style-name="gr4" draw:text-style-name="P19" draw:layer="layout" svg:x1="15.784cm" svg:y1="12.847cm" svg:x2="14.091cm" svg:y2="11.789cm">
            <text:p text:style-name="P3"/>
          </draw:line>
          <draw:line draw:name="Line 19" draw:style-name="gr4" draw:text-style-name="P19" draw:layer="layout" svg:x1="25.521cm" svg:y1="18.139cm" svg:x2="20.864cm" svg:y2="18.139cm">
            <text:p text:style-name="P3"/>
          </draw:line>
          <draw:line draw:name="Line 20" draw:style-name="gr6" draw:text-style-name="P19" draw:layer="layout" svg:x1="25.522cm" svg:y1="18.139cm" svg:x2="25.522cm" svg:y2="13.905cm">
            <text:p text:style-name="P3"/>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8"/>
          <draw:frame presentation:style-name="pr6" draw:text-style-name="P3" draw:layer="layout" svg:width="16.254cm" svg:height="12.001cm" svg:x="2.033cm" svg:y="12.668cm" presentation:class="notes" presentation:placeholder="true">
            <draw:text-box/>
          </draw:frame>
        </presentation:notes>
      </draw:page>
      <draw:page draw:name="page9"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6">Mapping simple properties with XML</text:p>
          </draw:text-box>
        </draw:frame>
        <draw:frame presentation:style-name="pr12" draw:text-style-name="P10" draw:layer="layout" svg:width="21.802cm" svg:height="6.14cm" svg:x="1.905cm" svg:y="4.867cm" presentation:class="outline" presentation:user-transformed="true">
          <draw:text-box>
            <text:list text:style-name="L5">
              <text:list-item>
                <text:p text:style-name="P16"><text:span text:style-name="T13">public class</text:span><text:span text:style-name="T14"> Customer {</text:span></text:p>
              </text:list-item>
            </text:list>
            <text:list text:style-name="L6">
              <text:list-item>
                <text:p text:style-name="P16"><text:span text:style-name="T14"><text:s text:c="4"/></text:span><text:span text:style-name="T13">private</text:span><text:span text:style-name="T14"> Long id;</text:span></text:p>
              </text:list-item>
            </text:list>
            <text:list text:style-name="L6">
              <text:list-item>
                <text:p text:style-name="P16"><text:span text:style-name="T14"><text:s text:c="4"/></text:span><text:span text:style-name="T13">private</text:span><text:span text:style-name="T14"> String firstName;</text:span></text:p>
              </text:list-item>
            </text:list>
            <text:list text:style-name="L6">
              <text:list-item>
                <text:p text:style-name="P16"><text:span text:style-name="T14"><text:s text:c="4"/></text:span><text:span text:style-name="T13">public void</text:span><text:span text:style-name="T14"> setFirstName(String firstName) {</text:span></text:p>
              </text:list-item>
            </text:list>
            <text:list text:style-name="L6">
              <text:list-item>
                <text:p text:style-name="P16"><text:span text:style-name="T14"><text:s text:c="8"/></text:span><text:span text:style-name="T13">this</text:span><text:span text:style-name="T14">.firstName = firstName;</text:span></text:p>
              </text:list-item>
            </text:list>
            <text:list text:style-name="L6">
              <text:list-item>
                <text:p text:style-name="P16"><text:span text:style-name="T14"><text:s text:c="4"/></text:span><text:span text:style-name="T14">}</text:span></text:p>
              </text:list-item>
            </text:list>
            <text:list text:style-name="L6">
              <text:list-item>
                <text:p text:style-name="P16"><text:span text:style-name="T14">...</text:span></text:p>
              </text:list-item>
            </text:list>
          </draw:text-box>
        </draw:frame>
        <draw:custom-shape draw:name="Text Box 5" draw:style-name="gr7" draw:text-style-name="P20" draw:layer="layout" svg:width="21.802cm" svg:height="4.659cm" svg:x="1.905cm" svg:y="11.827cm">
          <text:p text:style-name="P17"><text:span text:style-name="T16">&lt;hibernate-mapping</text:span><text:span text:style-name="T14"> </text:span><text:span text:style-name="T13">package</text:span><text:span text:style-name="T14">=</text:span><text:span text:style-name="T12">“org.xyz.customer”</text:span><text:span text:style-name="T16">&gt;</text:span></text:p>
          <text:p text:style-name="P17"><text:span text:style-name="T14"><text:s text:c="4"/></text:span><text:span text:style-name="T16">&lt;class</text:span><text:span text:style-name="T14"> </text:span><text:span text:style-name="T13">name</text:span><text:span text:style-name="T14">=</text:span><text:span text:style-name="T12">“Customer”</text:span><text:span text:style-name="T14"> </text:span><text:span text:style-name="T13">table</text:span><text:span text:style-name="T14">= </text:span><text:span text:style-name="T12">“T_CUSTOMER”</text:span><text:span text:style-name="T16">&gt;</text:span></text:p>
          <text:p text:style-name="P17"><text:span text:style-name="T14"><text:s text:c="8"/></text:span><text:span text:style-name="T16">&lt;id</text:span><text:span text:style-name="T14"> </text:span><text:span text:style-name="T13">name</text:span><text:span text:style-name="T14">=</text:span><text:span text:style-name="T12">“id”</text:span><text:span text:style-name="T14"> </text:span><text:span text:style-name="T13">column</text:span><text:span text:style-name="T14">=</text:span><text:span text:style-name="T12">“cust_id”</text:span><text:span text:style-name="T14"> </text:span><text:span text:style-name="T13">access</text:span><text:span text:style-name="T14">=</text:span><text:span text:style-name="T12">“field”</text:span><text:span text:style-name="T16">/&gt;</text:span></text:p>
          <text:p text:style-name="P17"><text:span text:style-name="T14"><text:s text:c="8"/></text:span><text:span text:style-name="T16">&lt;property</text:span><text:span text:style-name="T14"> </text:span><text:span text:style-name="T13">name</text:span><text:span text:style-name="T14">=</text:span><text:span text:style-name="T12">“firstName”</text:span><text:span text:style-name="T14"> </text:span><text:span text:style-name="T13">column</text:span><text:span text:style-name="T14">=</text:span><text:span text:style-name="T12">“first_name”</text:span><text:span text:style-name="T16">/&gt;</text:span></text:p>
          <text:p text:style-name="P17"><text:span text:style-name="T14"><text:s text:c="4"/></text:span><text:span text:style-name="T16">&lt;/class&gt;</text:span></text:p>
          <text:p text:style-name="P17"><text:span text:style-name="T16">&lt;/hibernate-mapping&gt;</text:span></text:p>
          <draw:enhanced-geometry svg:viewBox="0 0 21600 21600" draw:type="mso-spt202" draw:enhanced-path="M 0 0 L 21600 0 21600 21600 0 21600 0 0 Z N"/>
        </draw:custom-shape>
        <draw:g draw:name="Group 18" draw:id="id4">
          <draw:line draw:name="Line 11" draw:style-name="gr4" draw:text-style-name="P19" draw:layer="layout" svg:x1="1.058cm" svg:y1="6.138cm" svg:x2="2.752cm" svg:y2="6.138cm">
            <text:p text:style-name="P3"/>
          </draw:line>
          <draw:line draw:name="Line 12" draw:style-name="gr4" draw:text-style-name="P19" draw:layer="layout" svg:x1="1.058cm" svg:y1="13.758cm" svg:x2="3.387cm" svg:y2="13.758cm">
            <text:p text:style-name="P3"/>
          </draw:line>
          <draw:line draw:name="Line 13" draw:style-name="gr6" draw:text-style-name="P19" draw:layer="layout" svg:x1="1.058cm" svg:y1="6.138cm" svg:x2="1.058cm" svg:y2="13.758cm">
            <text:p text:style-name="P3"/>
          </draw:line>
        </draw:g>
        <draw:g draw:name="Group 17" draw:id="id3">
          <draw:custom-shape draw:name="Text Box 15" draw:style-name="gr8" draw:text-style-name="P18" draw:layer="layout" svg:width="4.096cm" svg:height="0.994cm" svg:x="18.227cm" svg:y="12.281cm">
            <text:p text:style-name="P17"><text:span text:style-name="T15">‘</text:span><text:span text:style-name="T15">field’ access</text:span></text:p>
            <draw:enhanced-geometry svg:viewBox="0 0 21600 21600" draw:type="mso-spt202" draw:enhanced-path="M 0 0 L 21600 0 21600 21600 0 21600 0 0 Z N"/>
          </draw:custom-shape>
          <draw:line draw:name="Line 16" draw:style-name="gr4" draw:text-style-name="P19" draw:layer="layout" svg:x1="18.203cm" svg:y1="13.335cm" svg:x2="17.145cm" svg:y2="13.758cm">
            <text:p text:style-name="P3"/>
          </draw:line>
        </draw:g>
        <draw:g draw:name="Group 21" draw:id="id5">
          <draw:custom-shape draw:name="Text Box 4" draw:style-name="gr9" draw:text-style-name="P18" draw:layer="layout" svg:width="11.056cm" svg:height="0.994cm" svg:x="12.297cm" svg:y="9.521cm">
            <text:p text:style-name="P17"><text:span text:style-name="T15">‘</text:span><text:span text:style-name="T15">property’ access (default) uses setter</text:span></text:p>
            <draw:enhanced-geometry svg:viewBox="0 0 21600 21600" draw:type="mso-spt202" draw:enhanced-path="M 0 0 L 21600 0 21600 21600 0 21600 0 0 Z N"/>
          </draw:custom-shape>
          <draw:line draw:name="Line 9" draw:style-name="gr4" draw:text-style-name="P19" draw:layer="layout" svg:x1="13.334cm" svg:y1="9.525cm" svg:x2="11.641cm" svg:y2="8.467cm">
            <text:p text:style-name="P3"/>
          </draw:line>
          <draw:line draw:name="Line 19" draw:style-name="gr4" draw:text-style-name="P19" draw:layer="layout" svg:x1="23.071cm" svg:y1="14.817cm" svg:x2="18.414cm" svg:y2="14.817cm">
            <text:p text:style-name="P3"/>
          </draw:line>
          <draw:line draw:name="Line 20" draw:style-name="gr6" draw:text-style-name="P19" draw:layer="layout" svg:x1="23.072cm" svg:y1="14.817cm" svg:x2="23.072cm" svg:y2="10.583cm">
            <text:p text:style-name="P3"/>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office:forms form:automatic-focus="false" form:apply-design-mode="false"/>
          <draw:custom-shape draw:name="Rectangle 7" draw:style-name="gr1" draw:text-style-name="P21"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9"/>
          <draw:frame presentation:style-name="pr6" draw:text-style-name="P22" draw:layer="layout" svg:width="16.254cm" svg:height="12.001cm" svg:x="2.033cm" svg:y="12.668cm" presentation:class="notes" presentation:placeholder="true">
            <draw:text-box/>
          </draw:frame>
        </presentation:notes>
      </draw:page>
      <draw:page draw:name="Mapping collections"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6">Mapping collections with annotations</text:p>
          </draw:text-box>
        </draw:frame>
        <draw:frame presentation:style-name="pr13" draw:text-style-name="P24" draw:layer="layout" svg:width="21.639cm" svg:height="9.513cm" svg:x="1.492cm" svg:y="4.065cm" presentation:class="outline" presentation:user-transformed="true">
          <draw:text-box>
            <text:list text:style-name="L4">
              <text:list-item>
                <text:p text:style-name="P15"><text:span text:style-name="T9">@Entity</text:span></text:p>
              </text:list-item>
            </text:list>
            <text:list text:style-name="L4">
              <text:list-item>
                <text:p text:style-name="P15"><text:span text:style-name="T9">@Table(</text:span><text:span text:style-name="T10">name</text:span><text:span text:style-name="T11">= </text:span><text:span text:style-name="T12">“T_CUSTOMER”</text:span><text:span text:style-name="T9">)</text:span></text:p>
              </text:list-item>
            </text:list>
            <text:list text:style-name="L5">
              <text:list-item>
                <text:p text:style-name="P23"><text:span text:style-name="T17">public class</text:span><text:span text:style-name="T15"> Customer {</text:span></text:p>
              </text:list-item>
            </text:list>
            <text:list text:style-name="L5">
              <text:list-item>
                <text:p text:style-name="P23"><text:span text:style-name="T15"><text:s text:c="4"/></text:span><text:span text:style-name="T9">@Id</text:span></text:p>
              </text:list-item>
            </text:list>
            <text:list text:style-name="L7">
              <text:list-item>
                <text:p text:style-name="P16"><text:span text:style-name="T9"><text:s text:c="4"/></text:span><text:span text:style-name="T9">@Column (</text:span><text:span text:style-name="T10">name</text:span><text:span text:style-name="T11">=</text:span><text:span text:style-name="T12">“cust_id”</text:span><text:span text:style-name="T9">)</text:span></text:p>
              </text:list-item>
            </text:list>
            <text:list text:style-name="L6">
              <text:list-item>
                <text:p text:style-name="P23"><text:span text:style-name="T15"><text:s text:c="4"/></text:span><text:span text:style-name="T17">private</text:span><text:span text:style-name="T15"> Long id;</text:span></text:p>
              </text:list-item>
            </text:list>
            <text:list text:style-name="L6">
              <text:list-item>
                <text:p text:style-name="P23"><text:span text:style-name="T15"/></text:p>
              </text:list-item>
            </text:list>
            <text:list text:style-name="L6">
              <text:list-item>
                <text:p text:style-name="P23"><text:span text:style-name="T15"><text:s text:c="4"/></text:span><text:span text:style-name="T9">@OneToMany(</text:span><text:span text:style-name="T13">cascade=CascadeType.ALL, <text:s text:c="2"/>targetEntity=Address.class)</text:span></text:p>
              </text:list-item>
            </text:list>
            <text:list text:style-name="L6">
              <text:list-item>
                <text:p text:style-name="P23"><text:span text:style-name="T13"><text:s text:c="4"/></text:span><text:span text:style-name="T9">@JoinColumn (</text:span><text:span text:style-name="T10">name</text:span><text:span text:style-name="T11">=</text:span><text:span text:style-name="T12">“cust_id”</text:span><text:span text:style-name="T9">)</text:span></text:p>
              </text:list-item>
            </text:list>
            <text:list text:style-name="L6">
              <text:list-item>
                <text:p text:style-name="P23"><text:span text:style-name="T15"><text:s text:c="4"/></text:span><text:span text:style-name="T17">private</text:span><text:span text:style-name="T15"> Set&lt;Address&gt; addresses;</text:span></text:p>
              </text:list-item>
            </text:list>
            <text:list text:style-name="L6">
              <text:list-item>
                <text:p text:style-name="P23"><text:span text:style-name="T15">…</text:span></text:p>
              </text:list-item>
            </text:list>
          </draw:text-box>
        </draw:frame>
        <draw:g draw:name="Group 9" draw:id="id6">
          <draw:line draw:name="Line 7" draw:style-name="gr10" draw:text-style-name="P19" draw:layer="layout" svg:x1="14.405cm" svg:y1="12.718cm" svg:x2="12.289cm" svg:y2="11.025cm">
            <text:p text:style-name="P3"/>
          </draw:line>
          <draw:custom-shape draw:name="Text Box 8" draw:style-name="gr11" draw:text-style-name="P5" draw:layer="layout" svg:width="9.524cm" svg:height="1.887cm" svg:x="14.405cm" svg:y="12.719cm">
            <text:p text:style-name="P17"><text:span text:style-name="T18">Propagate all operations to the underlying objects</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0"/>
          <draw:frame presentation:style-name="pr6" draw:text-style-name="P3" draw:layer="layout" svg:width="16.254cm" svg:height="12.001cm" svg:x="2.033cm" svg:y="12.668cm" presentation:class="notes" presentation:placeholder="true">
            <draw:text-box/>
          </draw:frame>
        </presentation:notes>
      </draw:page>
      <draw:page draw:name="page11"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6">Mapping collections with XML</text:p>
          </draw:text-box>
        </draw:frame>
        <draw:frame presentation:style-name="pr14" draw:text-style-name="P10" draw:layer="layout" svg:width="21.639cm" svg:height="3.326cm" svg:x="1.745cm" svg:y="4.656cm" presentation:class="outline" presentation:user-transformed="true">
          <draw:text-box>
            <text:list text:style-name="L5">
              <text:list-item>
                <text:p text:style-name="P23"><text:span text:style-name="T17">public class</text:span><text:span text:style-name="T15"> Customer {</text:span></text:p>
              </text:list-item>
            </text:list>
            <text:list text:style-name="L6">
              <text:list-item>
                <text:p text:style-name="P23"><text:span text:style-name="T15"><text:s text:c="4"/></text:span><text:span text:style-name="T17">private</text:span><text:span text:style-name="T15"> Long id;</text:span></text:p>
              </text:list-item>
            </text:list>
            <text:list text:style-name="L6">
              <text:list-item>
                <text:p text:style-name="P23"><text:span text:style-name="T15"><text:s text:c="4"/></text:span><text:span text:style-name="T17">private</text:span><text:span text:style-name="T15"> Set addresses;</text:span></text:p>
              </text:list-item>
            </text:list>
            <text:list text:style-name="L6">
              <text:list-item>
                <text:p text:style-name="P23"><text:span text:style-name="T15">…</text:span></text:p>
              </text:list-item>
            </text:list>
          </draw:text-box>
        </draw:frame>
        <draw:custom-shape draw:name="Text Box 4" draw:style-name="gr12" draw:text-style-name="P20" draw:layer="layout" svg:width="21.59cm" svg:height="6.125cm" svg:x="1.905cm" svg:y="9.798cm">
          <text:p text:style-name="P17"><text:span text:style-name="T16">&lt;class</text:span><text:span text:style-name="T14"> </text:span><text:span text:style-name="T13">name</text:span><text:span text:style-name="T14">=</text:span><text:span text:style-name="T12">“Customer”</text:span><text:span text:style-name="T14"> </text:span><text:span text:style-name="T13">table</text:span><text:span text:style-name="T14">=</text:span><text:span text:style-name="T12">“T_CUSTOMER”</text:span><text:span text:style-name="T16">&gt;</text:span></text:p>
          <text:p text:style-name="P17"><text:span text:style-name="T14"><text:s text:c="3"/></text:span><text:span text:style-name="T14">...</text:span></text:p>
          <text:p text:style-name="P17"><text:span text:style-name="T14"><text:s text:c="3"/></text:span><text:span text:style-name="T16">&lt;set</text:span><text:span text:style-name="T14"> </text:span><text:span text:style-name="T13">name</text:span><text:span text:style-name="T14">=</text:span><text:span text:style-name="T12">“addresses”</text:span><text:span text:style-name="T14"> </text:span><text:span text:style-name="T13">table</text:span><text:span text:style-name="T14">=</text:span><text:span text:style-name="T12">“T_ADDRESS”</text:span><text:span text:style-name="T14"> </text:span></text:p>
          <text:p text:style-name="P17"><text:span text:style-name="T14"><text:s text:c="11"/></text:span><text:span text:style-name="T13">cascade</text:span><text:span text:style-name="T14">=</text:span><text:span text:style-name="T12">“all”</text:span><text:span text:style-name="T14"> </text:span><text:span text:style-name="T13">access</text:span><text:span text:style-name="T14">=</text:span><text:span text:style-name="T12">“field”</text:span><text:span text:style-name="T16">&gt;</text:span></text:p>
          <text:p text:style-name="P17"><text:span text:style-name="T14"><text:s text:c="6"/></text:span><text:span text:style-name="T16">&lt;key</text:span><text:span text:style-name="T14"> </text:span><text:span text:style-name="T13">column</text:span><text:span text:style-name="T14">=</text:span><text:span text:style-name="T12">“CUST_ID”</text:span><text:span text:style-name="T16">/&gt;</text:span></text:p>
          <text:p text:style-name="P17"><text:span text:style-name="T14"><text:s text:c="6"/></text:span><text:span text:style-name="T16">&lt;one-to-many</text:span><text:span text:style-name="T14"> </text:span><text:span text:style-name="T13">class</text:span><text:span text:style-name="T14">=</text:span><text:span text:style-name="T12">“Address”</text:span><text:span text:style-name="T16">/&gt;</text:span></text:p>
          <text:p text:style-name="P17"><text:span text:style-name="T16"><text:s text:c="3"/></text:span><text:span text:style-name="T16">&lt;/set&gt;</text:span></text:p>
          <text:p text:style-name="P17"><text:span text:style-name="T16">&lt;/class&gt;</text:span></text:p>
          <draw:enhanced-geometry svg:viewBox="0 0 21600 21600" draw:type="mso-spt202" draw:enhanced-path="M 0 0 L 21600 0 21600 21600 0 21600 0 0 Z N"/>
        </draw:custom-shape>
        <presentation:notes draw:style-name="dp2">
          <office:forms form:automatic-focus="false" form:apply-design-mode="false"/>
          <draw:custom-shape draw:name="Rectangle 7" draw:style-name="gr1" draw:text-style-name="P21"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1"/>
          <draw:frame presentation:style-name="pr6" draw:text-style-name="P22" draw:layer="layout" svg:width="16.254cm" svg:height="12.001cm" svg:x="2.033cm" svg:y="12.668cm" presentation:class="notes" presentation:placeholder="true">
            <draw:text-box/>
          </draw:frame>
        </presentation:notes>
      </draw:page>
      <draw:page draw:name="Hibernate Querying"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6">Hibernate Querying</text:p>
          </draw:text-box>
        </draw:frame>
        <draw:frame presentation:style-name="pr5" draw:text-style-name="P10" draw:layer="layout" svg:width="21.855cm" svg:height="11.219cm" svg:x="1.745cm" svg:y="4.657cm" presentation:class="outline" presentation:user-transformed="true">
          <draw:text-box>
            <text:list text:style-name="L3">
              <text:list-item>
                <text:p text:style-name="P7">Hibernate provides several options for accessing data</text:p>
              </text:list-item>
            </text:list>
            <text:list text:style-name="L3">
              <text:list-item>
                <text:list>
                  <text:list-item>
                    <text:p text:style-name="P8">Retrieve an object by primary key</text:p>
                  </text:list-item>
                </text:list>
              </text:list-item>
            </text:list>
            <text:list text:style-name="L3">
              <text:list-item>
                <text:list>
                  <text:list-item>
                    <text:p text:style-name="P8">Query for objects with the Hibernate Query Language (HQL)</text:p>
                  </text:list-item>
                </text:list>
              </text:list-item>
            </text:list>
            <text:list text:style-name="L3">
              <text:list-item>
                <text:list>
                  <text:list-item>
                    <text:p text:style-name="P8">Query for objects using Criteria Queries</text:p>
                  </text:list-item>
                </text:list>
              </text:list-item>
            </text:list>
            <text:list text:style-name="L3">
              <text:list-item>
                <text:list>
                  <text:list-item>
                    <text:p text:style-name="P8">Execute standard SQL</text:p>
                  </text:list-item>
                </text:list>
              </text:list-item>
            </text:list>
            <text:list text:style-name="L3">
              <text:list-item>
                <text:list>
                  <text:list-item>
                    <text:p text:style-name="P25"/>
                  </text:list-item>
                </text:list>
              </text:list-item>
            </text:list>
          </draw:text-box>
        </draw:frame>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2"/>
          <draw:frame presentation:style-name="pr6" draw:text-style-name="P3" draw:layer="layout" svg:width="16.254cm" svg:height="12.001cm" svg:x="2.033cm" svg:y="12.668cm" presentation:class="notes" presentation:placeholder="true">
            <draw:text-box/>
          </draw:frame>
        </presentation:notes>
      </draw:page>
      <draw:page draw:name="Hibernate Querying: by primary key"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6">Hibernate Querying: by primary key</text:p>
          </draw:text-box>
        </draw:frame>
        <draw:frame presentation:style-name="pr5" draw:text-style-name="P10" draw:layer="layout" svg:width="21.855cm" svg:height="11.219cm" svg:x="1.745cm" svg:y="4.657cm" presentation:class="outline" presentation:user-transformed="true">
          <draw:text-box>
            <text:list text:style-name="L3">
              <text:list-item>
                <text:p text:style-name="P7">To retrieve an object by its database identifier simply call <text:span text:style-name="T19">get(..)</text:span> on the <text:span text:style-name="T19">Session</text:span></text:p>
              </text:list-item>
            </text:list>
            <text:list text:style-name="L3">
              <text:list-item>
                <text:p text:style-name="P7">This will first check the transactional cache</text:p>
              </text:list-item>
            </text:list>
          </draw:text-box>
        </draw:frame>
        <draw:custom-shape draw:name="Text Box 4" draw:style-name="gr13" draw:text-style-name="P5" draw:layer="layout" svg:width="20.955cm" svg:height="1.727cm" svg:x="2.752cm" svg:y="9.468cm">
          <text:p text:style-name="P17"><text:span text:style-name="T14">Long custId = </text:span><text:span text:style-name="T13">new</text:span><text:span text:style-name="T14"> Long(123);</text:span></text:p>
          <text:p text:style-name="P17"><text:span text:style-name="T14">Customer customer = (Customer) session.get(Customer.</text:span><text:span text:style-name="T13">class</text:span><text:span text:style-name="T14">, custId); </text:span></text:p>
          <draw:enhanced-geometry svg:viewBox="0 0 21600 21600" draw:type="mso-spt202" draw:enhanced-path="M 0 0 L 21600 0 21600 21600 0 21600 0 0 Z N"/>
        </draw:custom-shape>
        <draw:g draw:name="Group 7" draw:id="id7">
          <draw:custom-shape draw:name="Text Box 5" draw:style-name="gr14" draw:text-style-name="P5" draw:layer="layout" svg:width="17.689cm" svg:height="1.235cm" svg:x="6.148cm" svg:y="12.488cm">
            <text:p text:style-name="P17"><text:span text:style-name="T19">returns </text:span><text:span text:style-name="T20">null </text:span><text:span text:style-name="T19">if no object exists for the identifier</text:span></text:p>
            <draw:enhanced-geometry svg:viewBox="0 0 21600 21600" draw:type="mso-spt202" draw:enhanced-path="M 0 0 L 21600 0 21600 21600 0 21600 0 0 Z N"/>
          </draw:custom-shape>
          <draw:line draw:name="Line 6" draw:style-name="gr4" draw:text-style-name="P19" draw:layer="layout" svg:x1="15.452cm" svg:y1="12.488cm" svg:x2="15.452cm" svg:y2="11.43cm">
            <text:p text:style-name="P3"/>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3"/>
          <draw:frame presentation:style-name="pr6" draw:text-style-name="P3" draw:layer="layout" svg:width="16.254cm" svg:height="12.001cm" svg:x="2.033cm" svg:y="12.668cm" presentation:class="notes" presentation:placeholder="true">
            <draw:text-box/>
          </draw:frame>
        </presentation:notes>
      </draw:page>
      <draw:page draw:name="Hibernate Querying: HQL"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6">Hibernate Querying: HQL</text:p>
          </draw:text-box>
        </draw:frame>
        <draw:frame presentation:style-name="pr5" draw:text-style-name="P10" draw:layer="layout" svg:width="21.855cm" svg:height="11.219cm" svg:x="1.745cm" svg:y="4.657cm" presentation:class="outline" presentation:user-transformed="true">
          <draw:text-box>
            <text:list text:style-name="L3">
              <text:list-item>
                <text:p text:style-name="P7">To query for objects based on properties or associations use HQL</text:p>
              </text:list-item>
            </text:list>
          </draw:text-box>
        </draw:frame>
        <draw:custom-shape draw:name="Text Box 4" draw:style-name="gr13" draw:text-style-name="P5" draw:layer="layout" svg:width="20.32cm" svg:height="6.125cm" svg:x="2.5cm" svg:y="7.726cm">
          <text:p text:style-name="P17"><text:span text:style-name="T14">String city = </text:span><text:span text:style-name="T12">“Chicago”</text:span><text:span text:style-name="T14">;</text:span></text:p>
          <text:p text:style-name="P17"><text:span text:style-name="T14">Query query = session.createQuery(</text:span></text:p>
          <text:p text:style-name="P17"><text:span text:style-name="T14"><text:s text:c="10"/></text:span><text:span text:style-name="T12">“</text:span><text:span text:style-name="T12">from Customer c where c.address.city = :city”</text:span><text:span text:style-name="T14">);</text:span></text:p>
          <text:p text:style-name="P17"><text:span text:style-name="T14">query.setString(</text:span><text:span text:style-name="T12">“city”</text:span><text:span text:style-name="T14">, city);</text:span></text:p>
          <text:p text:style-name="P17"><text:span text:style-name="T14">List customers = query.list();</text:span></text:p>
          <text:p text:style-name="P17"><text:span text:style-name="T21"/></text:p>
          <text:p text:id="id8" text:style-name="P17"><text:span text:style-name="T22">// or if expecting a single result</text:span></text:p>
          <text:p text:id="id9" text:style-name="P17"><text:span text:style-name="T14">Customer customer = (Customer) query.uniqueResult(); </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anim:par>
          </anim:seq>
        </anim:par>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4"/>
          <draw:frame presentation:style-name="pr6" draw:text-style-name="P3" draw:layer="layout" svg:width="16.254cm" svg:height="12.001cm" svg:x="2.033cm" svg:y="12.668cm" presentation:class="notes" presentation:placeholder="true">
            <draw:text-box/>
          </draw:frame>
        </presentation:notes>
      </draw:page>
      <draw:page draw:name="page15"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6">Topics in this session</text:p>
          </draw:text-box>
        </draw:frame>
        <draw:frame presentation:style-name="pr5" draw:text-style-name="P10" draw:layer="layout" svg:width="21.855cm" svg:height="11.219cm" svg:x="1.745cm" svg:y="4.657cm" presentation:class="outline" presentation:user-transformed="true">
          <draw:text-box>
            <text:list text:style-name="L3">
              <text:list-item>
                <text:p text:style-name="P7"><text:span text:style-name="T3">Introduction to Hibernate</text:span></text:p>
              </text:list-item>
            </text:list>
            <text:list text:style-name="L3">
              <text:list-item>
                <text:list>
                  <text:list-item>
                    <text:p text:style-name="P8"><text:span text:style-name="T3">Mapping</text:span></text:p>
                  </text:list-item>
                </text:list>
              </text:list-item>
            </text:list>
            <text:list text:style-name="L3">
              <text:list-item>
                <text:list>
                  <text:list-item>
                    <text:p text:style-name="P8"><text:span text:style-name="T3">Querying</text:span></text:p>
                  </text:list-item>
                </text:list>
              </text:list-item>
            </text:list>
            <text:list text:style-name="L3">
              <text:list-item>
                <text:p text:style-name="P7"><text:span text:style-name="T4">Configuring a Hibernate SessionFactory</text:span></text:p>
              </text:list-item>
            </text:list>
            <text:list text:style-name="L3">
              <text:list-item>
                <text:p text:style-name="P7"><text:span text:style-name="T3">Spring’s HibernateTemplate</text:span></text:p>
              </text:list-item>
            </text:list>
            <text:list text:style-name="L3">
              <text:list-item>
                <text:p text:style-name="P7"><text:span text:style-name="T3">Implementing Native Hibernate DAOs</text:span></text:p>
              </text:list-item>
            </text:list>
            <text:list text:style-name="L3">
              <text:list-item>
                <text:p text:style-name="P9"><text:span text:style-name="T3"/></text:p>
              </text:list-item>
            </text:list>
          </draw:text-box>
        </draw:frame>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5"/>
          <draw:frame presentation:style-name="pr6" draw:text-style-name="P3" draw:layer="layout" svg:width="16.254cm" svg:height="12.001cm" svg:x="2.033cm" svg:y="12.668cm" presentation:class="notes" presentation:placeholder="true">
            <draw:text-box/>
          </draw:frame>
        </presentation:notes>
      </draw:page>
      <draw:page draw:name="Configuring a SessionFactory (1)"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6"><text:span text:style-name="T5">Configuring a SessionFactory (1)</text:span></text:p>
          </draw:text-box>
        </draw:frame>
        <draw:frame presentation:style-name="pr5" draw:text-style-name="P10" draw:layer="layout" svg:width="21.855cm" svg:height="11.219cm" svg:x="1.745cm" svg:y="4.657cm" presentation:class="outline" presentation:user-transformed="true">
          <draw:text-box>
            <text:list text:style-name="L3">
              <text:list-item>
                <text:p text:style-name="P7"><text:span text:style-name="T5">Hibernate implementations of data access code require access to the </text:span><text:span text:style-name="T23">SessionFactory</text:span></text:p>
              </text:list-item>
            </text:list>
            <text:list text:style-name="L3">
              <text:list-item>
                <text:p text:style-name="P7"><text:span text:style-name="T5">The </text:span><text:span text:style-name="T23">SessionFactory</text:span><text:span text:style-name="T5"> requires</text:span></text:p>
              </text:list-item>
            </text:list>
            <text:list text:style-name="L8">
              <text:list-item>
                <text:list>
                  <text:list-item>
                    <text:p text:style-name="P26"><text:span text:style-name="T23">DataSource</text:span><text:span text:style-name="T5"> (local or container-managed)</text:span></text:p>
                  </text:list-item>
                </text:list>
              </text:list-item>
            </text:list>
            <text:list text:style-name="L3">
              <text:list-item>
                <text:list>
                  <text:list-item>
                    <text:p text:style-name="P8"><text:span text:style-name="T5">Mapping metadata</text:span></text:p>
                  </text:list-item>
                </text:list>
              </text:list-item>
            </text:list>
            <text:list text:style-name="L3">
              <text:list-item>
                <text:p text:style-name="P7"><text:span text:style-name="T5">Spring provides a </text:span><text:span text:style-name="T23">FactoryBean</text:span><text:span text:style-name="T5"> for configuring a shareable </text:span><text:span text:style-name="T23">SessionFactory</text:span></text:p>
              </text:list-item>
            </text:list>
          </draw:text-box>
        </draw:frame>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6"/>
          <draw:frame presentation:style-name="pr15" draw:text-style-name="P2" draw:layer="layout" svg:width="16.254cm" svg:height="12cm" svg:x="2.033cm" svg:y="12.668cm" presentation:class="notes" presentation:user-transformed="true">
            <draw:text-box>
              <text:p text:style-name="P27"><text:span text:style-name="T5">NOTE: The SessionFactory will typically also be configured with properties either in-line or (better) from a file, such as “hibernate.properties”. The Spring FactoryBeans support this.</text:span></text:p>
            </draw:text-box>
          </draw:frame>
        </presentation:notes>
      </draw:page>
      <draw:page draw:name="Configuring a SessionFactory (2)" draw:style-name="dp1" draw:master-page-name="Default">
        <office:forms form:automatic-focus="false" form:apply-design-mode="false"/>
        <draw:frame presentation:style-name="pr4" draw:text-style-name="P28" draw:layer="layout" svg:width="17.476cm" svg:height="2.999cm" svg:x="0.957cm" svg:y="0.225cm" presentation:class="title" presentation:user-transformed="true">
          <draw:text-box>
            <text:p text:style-name="P6"><text:span text:style-name="T5">Configuring a SessionFactory (2)</text:span></text:p>
          </draw:text-box>
        </draw:frame>
        <draw:custom-shape draw:name="Rectangle 3" draw:style-name="gr15" draw:text-style-name="P5" draw:layer="layout" svg:width="7.409cm" svg:height="2.328cm" svg:x="8.678cm" svg:y="4.445cm">
          <text:p text:style-name="P3"/>
          <draw:enhanced-geometry svg:viewBox="0 0 21600 21600" draw:type="rectangle" draw:enhanced-path="M 0 0 L 21600 0 21600 21600 0 21600 0 0 Z N"/>
        </draw:custom-shape>
        <draw:custom-shape draw:name="Rectangle 4" draw:style-name="gr16" draw:text-style-name="P30" draw:layer="layout" svg:width="6.985cm" svg:height="0.994cm" svg:x="8.89cm" svg:y="5.08cm">
          <text:p text:style-name="P29"><text:span text:style-name="T14">OrderServiceImpl</text:span></text:p>
          <draw:enhanced-geometry svg:viewBox="0 0 21600 21600" draw:type="rectangle" draw:enhanced-path="M 0 0 L 21600 0 21600 21600 0 21600 0 0 Z N"/>
        </draw:custom-shape>
        <draw:custom-shape draw:name="Rectangle 5" draw:style-name="gr17" draw:text-style-name="P5" draw:layer="layout" svg:width="7.409cm" svg:height="2.328cm" svg:x="8.678cm" svg:y="7.62cm">
          <text:p text:style-name="P3"/>
          <draw:enhanced-geometry svg:viewBox="0 0 21600 21600" draw:type="rectangle" draw:enhanced-path="M 0 0 L 21600 0 21600 21600 0 21600 0 0 Z N"/>
        </draw:custom-shape>
        <draw:custom-shape draw:name="Rectangle 6" draw:style-name="gr18" draw:text-style-name="P30" draw:layer="layout" svg:width="7.409cm" svg:height="1.727cm" svg:x="8.678cm" svg:y="7.832cm">
          <text:p text:style-name="P29"><text:span text:style-name="T24">Hibernate</text:span></text:p>
          <text:p text:style-name="P29"><text:span text:style-name="T24">OrderRepository</text:span></text:p>
          <draw:enhanced-geometry svg:viewBox="0 0 21600 21600" draw:type="rectangle" draw:enhanced-path="M 0 0 L 21600 0 21600 21600 0 21600 0 0 Z N"/>
        </draw:custom-shape>
        <draw:custom-shape draw:name="Rectangle 11" draw:style-name="gr19" draw:text-style-name="P5" draw:layer="layout" svg:width="7.408cm" svg:height="2.328cm" svg:x="8.89cm" svg:y="10.795cm">
          <text:p text:style-name="P3"/>
          <draw:enhanced-geometry svg:viewBox="0 0 21600 21600" draw:type="rectangle" draw:enhanced-path="M 0 0 L 21600 0 21600 21600 0 21600 0 0 Z N"/>
        </draw:custom-shape>
        <draw:custom-shape draw:name="Rectangle 12" draw:style-name="gr20" draw:text-style-name="P30" draw:layer="layout" svg:width="7.408cm" svg:height="0.994cm" svg:x="8.89cm" svg:y="11.43cm">
          <text:p text:style-name="P29"><text:span text:style-name="T24">SessionFactory</text:span></text:p>
          <draw:enhanced-geometry svg:viewBox="0 0 21600 21600" draw:type="rectangle" draw:enhanced-path="M 0 0 L 21600 0 21600 21600 0 21600 0 0 Z N"/>
        </draw:custom-shape>
        <draw:line draw:name="Line 18" draw:style-name="gr21" draw:text-style-name="P19" draw:layer="layout" svg:x1="12.277cm" svg:y1="9.948cm" svg:x2="12.277cm" svg:y2="10.795cm">
          <text:p text:style-name="P3"/>
        </draw:line>
        <draw:line draw:name="Line 21" draw:style-name="gr21" draw:text-style-name="P19" draw:layer="layout" svg:x1="12.277cm" svg:y1="6.773cm" svg:x2="12.277cm" svg:y2="7.62cm">
          <text:p text:style-name="P3"/>
        </draw:line>
        <draw:custom-shape draw:name="Rectangle 23" draw:style-name="gr19" draw:text-style-name="P5" draw:layer="layout" svg:width="6.35cm" svg:height="2.328cm" svg:x="17.992cm" svg:y="10.795cm">
          <text:p text:style-name="P3"/>
          <draw:enhanced-geometry svg:viewBox="0 0 21600 21600" draw:type="rectangle" draw:enhanced-path="M 0 0 L 21600 0 21600 21600 0 21600 0 0 Z N"/>
        </draw:custom-shape>
        <draw:custom-shape draw:name="Rectangle 24" draw:style-name="gr22" draw:text-style-name="P30" draw:layer="layout" svg:width="6.35cm" svg:height="0.994cm" svg:x="17.992cm" svg:y="11.43cm">
          <text:p text:style-name="P29"><text:span text:style-name="T25">DataSource</text:span></text:p>
          <draw:enhanced-geometry svg:viewBox="0 0 21600 21600" draw:type="rectangle" draw:enhanced-path="M 0 0 L 21600 0 21600 21600 0 21600 0 0 Z N"/>
        </draw:custom-shape>
        <draw:line draw:name="Line 25" draw:style-name="gr21" draw:text-style-name="P19" draw:layer="layout" svg:x1="16.298cm" svg:y1="11.853cm" svg:x2="17.992cm" svg:y2="11.853cm">
          <text:p text:style-name="P3"/>
        </draw:line>
        <draw:custom-shape draw:name="Rectangle 26" draw:style-name="gr19" draw:text-style-name="P5" draw:layer="layout" svg:width="4.869cm" svg:height="2.328cm" svg:x="1.058cm" svg:y="10.795cm">
          <text:p text:style-name="P3"/>
          <draw:enhanced-geometry svg:viewBox="0 0 21600 21600" draw:type="rectangle" draw:enhanced-path="M 0 0 L 21600 0 21600 21600 0 21600 0 0 Z N"/>
        </draw:custom-shape>
        <draw:custom-shape draw:name="Rectangle 27" draw:style-name="gr23" draw:text-style-name="P30" draw:layer="layout" svg:width="5.291cm" svg:height="1.727cm" svg:x="0.847cm" svg:y="11.007cm">
          <text:p text:style-name="P29"><text:span text:style-name="T24">LocalSession</text:span></text:p>
          <text:p text:style-name="P29"><text:span text:style-name="T24">FactoryBean</text:span></text:p>
          <draw:enhanced-geometry svg:viewBox="0 0 21600 21600" draw:type="rectangle" draw:enhanced-path="M 0 0 L 21600 0 21600 21600 0 21600 0 0 Z N"/>
        </draw:custom-shape>
        <draw:line draw:name="Line 28" draw:style-name="gr24" draw:text-style-name="P19" draw:layer="layout" svg:x1="5.927cm" svg:y1="12.065cm" svg:x2="8.89cm" svg:y2="12.065cm">
          <text:p text:style-name="P3"/>
        </draw:line>
        <draw:custom-shape draw:name="Text Box 29" draw:style-name="gr25" draw:text-style-name="P30" draw:layer="layout" svg:width="3.188cm" svg:height="0.994cm" svg:x="5.715cm" svg:y="11.218cm">
          <text:p text:style-name="P29"><text:span text:style-name="T15">creates</text:span></text:p>
          <draw:enhanced-geometry svg:viewBox="0 0 21600 21600" draw:type="mso-spt202" draw:enhanced-path="M 0 0 L 21600 0 21600 21600 0 21600 0 0 Z N"/>
        </draw:custom-shape>
        <draw:custom-shape draw:name="AutoShape 31" draw:style-name="gr26" draw:text-style-name="P30" draw:layer="layout" svg:width="4.656cm" svg:height="2.751cm" svg:x="10.372cm" svg:y="14.182cm">
          <text:p text:style-name="P29"><text:span text:style-name="T18">Mapping</text:span></text:p>
          <text:p text:style-name="P29"><text:span text:style-name="T18">Metadata</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line draw:name="Line 33" draw:style-name="gr21" draw:text-style-name="P19" draw:layer="layout" svg:x1="12.277cm" svg:y1="13.123cm" svg:x2="12.277cm" svg:y2="14.182cm">
          <text:p text:style-name="P3"/>
        </draw:line>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7"/>
          <draw:frame presentation:style-name="pr15" draw:text-style-name="P2" draw:layer="layout" svg:width="16.254cm" svg:height="12cm" svg:x="2.033cm" svg:y="12.668cm" presentation:class="notes" presentation:user-transformed="true">
            <draw:text-box>
              <text:p text:style-name="P27"><text:span text:style-name="T5">NOTE: Spring also provides AnnotationSessionFactoryBean for annotation-based metadata</text:span></text:p>
              <text:p text:style-name="P27"><text:span text:style-name="T5"/></text:p>
            </draw:text-box>
          </draw:frame>
        </presentation:notes>
      </draw:page>
      <draw:page draw:name="Configuring a SessionFactory (3)"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6"><text:span text:style-name="T5">Configuring a SessionFactory with annotation mappings</text:span></text:p>
          </draw:text-box>
        </draw:frame>
        <draw:custom-shape draw:name="Text Box 4" draw:style-name="gr13" draw:text-style-name="P5" draw:layer="layout" svg:width="24.342cm" svg:height="13.455cm" svg:x="0.371cm" svg:y="3.916cm">
          <text:p text:id="id10" text:style-name="P17"><text:span text:style-name="T16">&lt;bean</text:span><text:span text:style-name="T14"> </text:span><text:span text:style-name="T13">id</text:span><text:span text:style-name="T14">=</text:span><text:span text:style-name="T12">“orderService”</text:span><text:span text:style-name="T14"> </text:span><text:span text:style-name="T13">class</text:span><text:span text:style-name="T14">=</text:span><text:span text:style-name="T12">“example.OrderServiceImpl”</text:span><text:span text:style-name="T16">&gt;</text:span></text:p>
          <text:p text:id="id12" text:style-name="P17"><text:span text:style-name="T14"><text:s text:c="4"/></text:span><text:span text:style-name="T26">&lt;constructor-arg ref=“orderRepository”/&gt;</text:span></text:p>
          <text:p text:id="id11" text:style-name="P17"><text:span text:style-name="T16">&lt;/bean&gt;</text:span></text:p>
          <text:p text:id="id14" text:style-name="P17"><text:span text:style-name="T16">&lt;bean</text:span><text:span text:style-name="T14"> </text:span><text:span text:style-name="T13">id</text:span><text:span text:style-name="T14">=</text:span><text:span text:style-name="T12">“orderRepository” </text:span></text:p>
          <text:p text:id="id15" text:style-name="P17"><text:span text:style-name="T14"><text:s text:c="11"/></text:span><text:span text:style-name="T13">class</text:span><text:span text:style-name="T14">=</text:span><text:span text:style-name="T12">“example.HibernateOrderRepository”</text:span><text:span text:style-name="T16">&gt;</text:span></text:p>
          <text:p text:id="id16" text:style-name="P17"><text:span text:style-name="T14"><text:s text:c="4"/></text:span><text:span text:style-name="T26">&lt;property name=“sessionFactory” ref=“sessionFactory”/&gt;</text:span></text:p>
          <text:p text:id="id13" text:style-name="P17"><text:span text:style-name="T16">&lt;/bean&gt;</text:span><text:span text:style-name="T14"> </text:span></text:p>
          <text:p text:id="id17" text:style-name="P17"><text:span text:style-name="T16">&lt;bean</text:span><text:span text:style-name="T14"> </text:span><text:span text:style-name="T13">id</text:span><text:span text:style-name="T14">=</text:span><text:span text:style-name="T12">“sessionFactory”</text:span></text:p>
          <text:p text:id="id18" text:style-name="P17"><text:span text:style-name="T14"><text:s text:c="11"/></text:span><text:span text:style-name="T13">class</text:span><text:span text:style-name="T14">=</text:span><text:span text:style-name="T12">“o.s.orm.hibernate3.annotation.AnnotationSessionFactoryBean”</text:span><text:span text:style-name="T16">&gt;</text:span></text:p>
          <text:p text:id="id24" text:style-name="P17"><text:span text:style-name="T14"><text:s text:c="4"/></text:span><text:span text:style-name="T26">&lt;property name=“dataSource” ref=“dataSource”/&gt;</text:span></text:p>
          <text:p text:id="id19" text:style-name="P17"><text:span text:style-name="T14"><text:s text:c="4"/></text:span><text:span text:style-name="T16">&lt;property</text:span><text:span text:style-name="T14"> </text:span><text:span text:style-name="T13">name</text:span><text:span text:style-name="T14">=</text:span><text:span text:style-name="T12">“annotatedClasses”</text:span><text:span text:style-name="T16">&gt;</text:span></text:p>
          <text:p text:id="id20" text:style-name="P17"><text:span text:style-name="T16"><text:s text:c="8"/></text:span><text:span text:style-name="T16">&lt;list&gt;</text:span></text:p>
          <text:p text:id="id21" text:style-name="P17"><text:span text:style-name="T14"><text:s text:c="12"/></text:span><text:span text:style-name="T16">&lt;value&gt;example.Customer&lt;/value&gt;</text:span></text:p>
          <text:p text:id="id22" text:style-name="P17"><text:span text:style-name="T16"><text:s text:c="12"/></text:span><text:span text:style-name="T16">&lt;value&gt;example.Address&lt;/value&gt;</text:span></text:p>
          <text:p text:id="id23" text:style-name="P17"><text:span text:style-name="T16"><text:s text:c="8"/></text:span><text:span text:style-name="T16">&lt;/list&gt;</text:span></text:p>
          <text:p text:id="id25" text:style-name="P17"><text:span text:style-name="T16"><text:s text:c="4"/></text:span><text:span text:style-name="T16">&lt;/property&gt;</text:span></text:p>
          <text:p text:style-name="P17"><text:span text:style-name="T16">&lt;/bean&gt;</text:span></text:p>
          <text:p text:style-name="P17"><text:span text:style-name="T16">&lt;jee:jndi-lookup</text:span><text:span text:style-name="T14"> </text:span><text:span text:style-name="T13">id</text:span><text:span text:style-name="T14">=</text:span><text:span text:style-name="T12">“dataSource”</text:span><text:span text:style-name="T14"> </text:span><text:span text:style-name="T13">jndi-name</text:span><text:span text:style-name="T14">=</text:span><text:span text:style-name="T12">“java:comp/env/jdbc/orders”</text:span><text:span text:style-name="T16">/&gt;</text:span></text:p>
          <draw:enhanced-geometry svg:viewBox="0 0 21600 21600" draw:type="mso-spt202"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anim:par>
          </anim:seq>
        </anim:par>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8"/>
          <draw:frame presentation:style-name="pr6" draw:text-style-name="P3" draw:layer="layout" svg:width="16.254cm" svg:height="12.001cm" svg:x="2.033cm" svg:y="12.668cm" presentation:class="notes" presentation:placeholder="true">
            <draw:text-box/>
          </draw:frame>
        </presentation:notes>
      </draw:page>
      <draw:page draw:name="page19"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6"><text:span text:style-name="T5">Configuring a SessionFactory with XML metadata</text:span></text:p>
          </draw:text-box>
        </draw:frame>
        <draw:custom-shape draw:name="Text Box 4" draw:style-name="gr27" draw:text-style-name="P20" draw:layer="layout" svg:width="24.342cm" svg:height="13.455cm" svg:x="0.371cm" svg:y="3.916cm">
          <text:p text:id="id26" text:style-name="P17"><text:span text:style-name="T16">&lt;bean</text:span><text:span text:style-name="T14"> </text:span><text:span text:style-name="T13">id</text:span><text:span text:style-name="T14">=</text:span><text:span text:style-name="T12">“orderService”</text:span><text:span text:style-name="T14"> </text:span><text:span text:style-name="T13">class</text:span><text:span text:style-name="T14">=</text:span><text:span text:style-name="T12">“example.OrderServiceImpl”</text:span><text:span text:style-name="T16">&gt;</text:span></text:p>
          <text:p text:id="id28" text:style-name="P17"><text:span text:style-name="T14"><text:s text:c="4"/></text:span><text:span text:style-name="T26">&lt;constructor-arg ref=“orderRepository”/&gt;</text:span></text:p>
          <text:p text:id="id27" text:style-name="P17"><text:span text:style-name="T16">&lt;/bean&gt;</text:span></text:p>
          <text:p text:id="id30" text:style-name="P17"><text:span text:style-name="T16">&lt;bean</text:span><text:span text:style-name="T14"> </text:span><text:span text:style-name="T13">id</text:span><text:span text:style-name="T14">=</text:span><text:span text:style-name="T12">“orderRepository” </text:span></text:p>
          <text:p text:id="id31" text:style-name="P17"><text:span text:style-name="T14"><text:s text:c="11"/></text:span><text:span text:style-name="T13">class</text:span><text:span text:style-name="T14">=</text:span><text:span text:style-name="T12">“example.HibernateOrderRepository”</text:span><text:span text:style-name="T16">&gt;</text:span></text:p>
          <text:p text:id="id32" text:style-name="P17"><text:span text:style-name="T14"><text:s text:c="4"/></text:span><text:span text:style-name="T26">&lt;property name=“sessionFactory” ref=“sessionFactory”/&gt;</text:span></text:p>
          <text:p text:id="id29" text:style-name="P17"><text:span text:style-name="T16">&lt;/bean&gt;</text:span><text:span text:style-name="T14"> </text:span></text:p>
          <text:p text:id="id33" text:style-name="P17"><text:span text:style-name="T16">&lt;bean</text:span><text:span text:style-name="T14"> </text:span><text:span text:style-name="T13">id</text:span><text:span text:style-name="T14">=</text:span><text:span text:style-name="T12">“sessionFactory”</text:span></text:p>
          <text:p text:id="id34" text:style-name="P17"><text:span text:style-name="T14"><text:s text:c="11"/></text:span><text:span text:style-name="T13">class</text:span><text:span text:style-name="T14">=</text:span><text:span text:style-name="T12">“org.springframework.orm.hibernate3.LocalSessionFactoryBean”</text:span><text:span text:style-name="T16">&gt;</text:span></text:p>
          <text:p text:id="id41" text:style-name="P17"><text:span text:style-name="T14"><text:s text:c="4"/></text:span><text:span text:style-name="T26">&lt;property name=“dataSource” ref=“dataSource”/&gt;</text:span></text:p>
          <text:p text:id="id35" text:style-name="P17"><text:span text:style-name="T14"><text:s text:c="4"/></text:span><text:span text:style-name="T16">&lt;property</text:span><text:span text:style-name="T14"> </text:span><text:span text:style-name="T13">name</text:span><text:span text:style-name="T14">=</text:span><text:span text:style-name="T12">“mappingLocations”</text:span><text:span text:style-name="T16">&gt;</text:span></text:p>
          <text:p text:id="id36" text:style-name="P17"><text:span text:style-name="T16"><text:s text:c="8"/></text:span><text:span text:style-name="T16">&lt;list&gt;</text:span></text:p>
          <text:p text:id="id37" text:style-name="P17"><text:span text:style-name="T14"><text:s text:c="12"/></text:span><text:span text:style-name="T16">&lt;value&gt;</text:span><text:span text:style-name="T14">classpath:example/Customer.hbm.xml</text:span><text:span text:style-name="T16">&lt;/value&gt;</text:span></text:p>
          <text:p text:id="id38" text:style-name="P17"><text:span text:style-name="T16"><text:s text:c="12"/></text:span><text:span text:style-name="T16">&lt;value&gt;</text:span><text:span text:style-name="T27">classpath:example/Address.hbm.xml&lt;</text:span><text:span text:style-name="T16">/value&gt;</text:span></text:p>
          <text:p text:id="id39" text:style-name="P17"><text:span text:style-name="T16"><text:s text:c="8"/></text:span><text:span text:style-name="T16">&lt;/list&gt;</text:span></text:p>
          <text:p text:id="id40" text:style-name="P17"><text:span text:style-name="T16"><text:s text:c="4"/></text:span><text:span text:style-name="T16">&lt;/property&gt;</text:span></text:p>
          <text:p text:id="id42" text:style-name="P17"><text:span text:style-name="T16">&lt;/bean&gt;</text:span></text:p>
          <text:p text:style-name="P17"><text:span text:style-name="T16">&lt;jee:jndi-lookup</text:span><text:span text:style-name="T14"> </text:span><text:span text:style-name="T13">id</text:span><text:span text:style-name="T14">=</text:span><text:span text:style-name="T12">“dataSource”</text:span><text:span text:style-name="T14"> </text:span><text:span text:style-name="T13">jndi-name</text:span><text:span text:style-name="T14">=</text:span><text:span text:style-name="T12">“java:comp/env/jdbc/orders”</text:span><text:span text:style-name="T16">/&gt;</text:span></text:p>
          <draw:enhanced-geometry svg:viewBox="0 0 21600 21600" draw:type="mso-spt202"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anim:par>
          </anim:seq>
        </anim:par>
        <presentation:notes draw:style-name="dp2">
          <office:forms form:automatic-focus="false" form:apply-design-mode="false"/>
          <draw:custom-shape draw:name="Rectangle 7" draw:style-name="gr1" draw:text-style-name="P21"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9"/>
          <draw:frame presentation:style-name="pr6" draw:text-style-name="P22" draw:layer="layout" svg:width="16.254cm" svg:height="12.001cm" svg:x="2.033cm" svg:y="12.668cm" presentation:class="notes" presentation:placeholder="true">
            <draw:text-box/>
          </draw:frame>
        </presentation:notes>
      </draw:page>
      <draw:page draw:name="page20"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6">Topics in this session</text:p>
          </draw:text-box>
        </draw:frame>
        <draw:frame presentation:style-name="pr5" draw:text-style-name="P10" draw:layer="layout" svg:width="21.855cm" svg:height="11.219cm" svg:x="1.745cm" svg:y="4.657cm" presentation:class="outline" presentation:user-transformed="true">
          <draw:text-box>
            <text:list text:style-name="L3">
              <text:list-item>
                <text:p text:style-name="P7"><text:span text:style-name="T3">Introduction to Hibernate</text:span></text:p>
              </text:list-item>
            </text:list>
            <text:list text:style-name="L3">
              <text:list-item>
                <text:list>
                  <text:list-item>
                    <text:p text:style-name="P8"><text:span text:style-name="T3">Mapping</text:span></text:p>
                  </text:list-item>
                </text:list>
              </text:list-item>
            </text:list>
            <text:list text:style-name="L3">
              <text:list-item>
                <text:list>
                  <text:list-item>
                    <text:p text:style-name="P8"><text:span text:style-name="T3">Querying</text:span></text:p>
                  </text:list-item>
                </text:list>
              </text:list-item>
            </text:list>
            <text:list text:style-name="L3">
              <text:list-item>
                <text:p text:style-name="P7"><text:span text:style-name="T3">Configuring a Hibernate SessionFactory</text:span></text:p>
              </text:list-item>
            </text:list>
            <text:list text:style-name="L3">
              <text:list-item>
                <text:p text:style-name="P7"><text:span text:style-name="T4">Implementing Native Hibernate DAOs</text:span></text:p>
              </text:list-item>
            </text:list>
            <text:list text:style-name="L3">
              <text:list-item>
                <text:p text:style-name="P7"><text:span text:style-name="T3">Spring’s HibernateTemplate</text:span></text:p>
              </text:list-item>
            </text:list>
            <text:list text:style-name="L3">
              <text:list-item>
                <text:p text:style-name="P9"><text:span text:style-name="T4"/></text:p>
              </text:list-item>
            </text:list>
          </draw:text-box>
        </draw:frame>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0"/>
          <draw:frame presentation:style-name="pr6" draw:text-style-name="P3" draw:layer="layout" svg:width="16.254cm" svg:height="12.001cm" svg:x="2.033cm" svg:y="12.668cm" presentation:class="notes" presentation:placeholder="true">
            <draw:text-box/>
          </draw:frame>
        </presentation:notes>
      </draw:page>
      <draw:page draw:name="Implementing Native Hibernate DAOs (1)"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6"><text:span text:style-name="T28">Implementing Native Hibernate DAOs (1)</text:span></text:p>
          </draw:text-box>
        </draw:frame>
        <draw:frame presentation:style-name="pr5" draw:text-style-name="P10" draw:layer="layout" svg:width="21.855cm" svg:height="11.219cm" svg:x="1.745cm" svg:y="4.657cm" presentation:class="outline" presentation:user-transformed="true">
          <draw:text-box>
            <text:list text:style-name="L10">
              <text:list-item>
                <text:p text:style-name="P31"><text:span text:style-name="T5">For Hibernate 3.1+</text:span></text:p>
              </text:list-item>
            </text:list>
            <text:list text:style-name="L11">
              <text:list-item>
                <text:list>
                  <text:list-item>
                    <text:p text:style-name="P32"><text:span text:style-name="T5">Hibernate provides hooks so Spring can manage transactions and Sessions in a transparent fashion</text:span></text:p>
                  </text:list-item>
                </text:list>
              </text:list-item>
            </text:list>
            <text:list text:style-name="L11">
              <text:list-item>
                <text:list>
                  <text:list-item>
                    <text:p text:style-name="P32"><text:span text:style-name="T5">Use AOP for transparent exception translation to Spring’s DataAccessException hierarchy</text:span></text:p>
                  </text:list-item>
                </text:list>
              </text:list-item>
            </text:list>
            <text:list text:style-name="L11">
              <text:list-item>
                <text:list>
                  <text:list-item>
                    <text:p text:style-name="P33"><text:span text:style-name="T5"/></text:p>
                  </text:list-item>
                </text:list>
              </text:list-item>
            </text:list>
            <text:list text:style-name="L10">
              <text:list-item>
                <text:p text:style-name="P31"><text:span text:style-name="T5">It is now possible to remove any dependency on Spring in your DAO implementations</text:span></text:p>
              </text:list-item>
            </text:list>
          </draw:text-box>
        </draw:frame>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1"/>
          <draw:frame presentation:style-name="pr6" draw:text-style-name="P3" draw:layer="layout" svg:width="16.254cm" svg:height="12.001cm" svg:x="2.033cm" svg:y="12.668cm" presentation:class="notes" presentation:placeholder="true">
            <draw:text-box/>
          </draw:frame>
        </presentation:notes>
      </draw:page>
      <draw:page draw:name="Spring-managed Transactions and Sessions (1)"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6"><text:span text:style-name="T29">Spring-managed Transactions and Sessions (1)</text:span></text:p>
          </draw:text-box>
        </draw:frame>
        <draw:frame presentation:style-name="pr5" draw:text-style-name="P10" draw:layer="layout" svg:width="21.855cm" svg:height="11.219cm" svg:x="1.745cm" svg:y="4.657cm" presentation:class="outline" presentation:user-transformed="true">
          <draw:text-box>
            <text:list text:style-name="L3">
              <text:list-item>
                <text:p text:style-name="P7"><text:span text:style-name="T5">To transparently participate in Spring-driven transactions, simply use one of Spring’s </text:span><text:span text:style-name="T23">FactoryBeans</text:span><text:span text:style-name="T5"> for building the </text:span><text:span text:style-name="T23">SessionFactory</text:span></text:p>
              </text:list-item>
            </text:list>
            <text:list text:style-name="L3">
              <text:list-item>
                <text:p text:style-name="P7"><text:span text:style-name="T5">Provide it to the data access code via dependency injection</text:span></text:p>
              </text:list-item>
            </text:list>
            <text:list text:style-name="L3">
              <text:list-item>
                <text:list>
                  <text:list-item>
                    <text:p text:style-name="P8"><text:span text:style-name="T5">Avoiding static access is a good thing anyway</text:span></text:p>
                  </text:list-item>
                </text:list>
              </text:list-item>
            </text:list>
            <text:list text:style-name="L3">
              <text:list-item>
                <text:p text:style-name="P7"><text:span text:style-name="T5">Define a transaction manager</text:span></text:p>
              </text:list-item>
            </text:list>
            <text:list text:style-name="L8">
              <text:list-item>
                <text:list>
                  <text:list-item>
                    <text:p text:style-name="P26"><text:span text:style-name="T23">HibernateTransactionManager</text:span></text:p>
                  </text:list-item>
                </text:list>
              </text:list-item>
            </text:list>
            <text:list text:style-name="L8">
              <text:list-item>
                <text:list>
                  <text:list-item>
                    <text:p text:style-name="P26"><text:span text:style-name="T23">JtaTransactionManager</text:span></text:p>
                  </text:list-item>
                </text:list>
              </text:list-item>
            </text:list>
          </draw:text-box>
        </draw:frame>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2"/>
          <draw:frame presentation:style-name="pr6" draw:text-style-name="P3" draw:layer="layout" svg:width="16.254cm" svg:height="12.001cm" svg:x="2.033cm" svg:y="12.668cm" presentation:class="notes" presentation:placeholder="true">
            <draw:text-box/>
          </draw:frame>
        </presentation:notes>
      </draw:page>
      <draw:page draw:name="Spring-managed Transactions and Sessions (2)"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6"><text:span text:style-name="T29">Spring-managed Transactions and Sessions (2)</text:span></text:p>
          </draw:text-box>
        </draw:frame>
        <draw:frame presentation:style-name="pr5" draw:text-style-name="P10" draw:layer="layout" svg:width="21.855cm" svg:height="11.219cm" svg:x="1.745cm" svg:y="4.657cm" presentation:class="outline" presentation:user-transformed="true">
          <draw:text-box>
            <text:list text:style-name="L3">
              <text:list-item>
                <text:p text:style-name="P7">The code – with no Spring dependencies</text:p>
              </text:list-item>
            </text:list>
          </draw:text-box>
        </draw:frame>
        <draw:custom-shape draw:name="Text Box 4" draw:style-name="gr28" draw:text-style-name="P5" draw:layer="layout" svg:width="22.225cm" svg:height="10.523cm" svg:x="1.905cm" svg:y="6.817cm">
          <text:p text:style-name="P17"><text:span text:style-name="T13"/></text:p>
          <text:p text:style-name="P17"><text:span text:style-name="T13">public class</text:span><text:span text:style-name="T14"> HibernateOrderRepository </text:span><text:span text:style-name="T13">implements</text:span><text:span text:style-name="T14"> OrderRepository {</text:span></text:p>
          <text:p text:style-name="P17"><text:span text:style-name="T14"><text:s text:c="4"/></text:span><text:span text:style-name="T13">private</text:span><text:span text:style-name="T14"> SessionFactory sessionFactory;</text:span></text:p>
          <text:p text:style-name="P17"><text:span text:style-name="T14"/></text:p>
          <text:p text:style-name="P17"><text:span text:style-name="T14"><text:s text:c="4"/></text:span><text:span text:style-name="T13">public void</text:span><text:span text:style-name="T14"> </text:span><text:span text:style-name="T26">setSessionFactory</text:span><text:span text:style-name="T14">(SessionFactory sessionFactory) {</text:span></text:p>
          <text:p text:style-name="P17"><text:span text:style-name="T14"><text:s text:c="8"/></text:span><text:span text:style-name="T13">this</text:span><text:span text:style-name="T14">.sessionFactory = sessionFactory;</text:span></text:p>
          <text:p text:style-name="P17"><text:span text:style-name="T14"><text:s text:c="4"/></text:span><text:span text:style-name="T14">}</text:span></text:p>
          <text:p text:style-name="P17"><text:span text:style-name="T14"><text:s text:c="4"/></text:span><text:span text:style-name="T14">...</text:span></text:p>
          <text:p text:style-name="P17"><text:span text:style-name="T13"><text:s text:c="4"/></text:span><text:span text:style-name="T13">public </text:span><text:span text:style-name="T14">Order findById(</text:span><text:span text:style-name="T13">long</text:span><text:span text:style-name="T14"> orderId) {</text:span></text:p>
          <text:p text:style-name="P17"><text:span text:style-name="T14"><text:s text:c="8"/></text:span><text:span text:style-name="T14">// use the Spring-managed Session</text:span></text:p>
          <text:p text:style-name="P17"><text:span text:style-name="T14"><text:s text:c="8"/></text:span><text:span text:style-name="T14">Session session = </text:span><text:span text:style-name="T13">this</text:span><text:span text:style-name="T14">.sessionFactory.getCurrentSession();</text:span></text:p>
          <text:p text:style-name="P17"><text:span text:style-name="T14"><text:s text:c="8"/></text:span><text:span text:style-name="T13">return </text:span><text:span text:style-name="T14">(Order) session.get(Order</text:span><text:span text:style-name="T13">.class</text:span><text:span text:style-name="T14">, orderId);</text:span></text:p>
          <text:p text:style-name="P17"><text:span text:style-name="T14"><text:s text:c="4"/></text:span><text:span text:style-name="T14">}</text:span></text:p>
          <text:p text:style-name="P17"><text:span text:style-name="T14">}</text:span></text:p>
          <draw:enhanced-geometry svg:viewBox="0 0 21600 21600" draw:type="mso-spt202" draw:enhanced-path="M 0 0 L 21600 0 21600 21600 0 21600 0 0 Z N"/>
        </draw:custom-shape>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3"/>
          <draw:frame presentation:style-name="pr6" draw:text-style-name="P3" draw:layer="layout" svg:width="16.254cm" svg:height="12.001cm" svg:x="2.033cm" svg:y="12.668cm" presentation:class="notes" presentation:placeholder="true">
            <draw:text-box/>
          </draw:frame>
        </presentation:notes>
      </draw:page>
      <draw:page draw:name="Spring-managed Transactions (3)"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6">Spring-managed Transactions (3)</text:p>
          </draw:text-box>
        </draw:frame>
        <draw:frame presentation:style-name="pr5" draw:text-style-name="P10" draw:layer="layout" svg:width="21.855cm" svg:height="11.219cm" svg:x="1.745cm" svg:y="4.657cm" presentation:class="outline" presentation:user-transformed="true">
          <draw:text-box>
            <text:list text:style-name="L3">
              <text:list-item>
                <text:p text:style-name="P7">The configuration</text:p>
              </text:list-item>
            </text:list>
          </draw:text-box>
        </draw:frame>
        <draw:custom-shape draw:name="Text Box 5" draw:style-name="gr13" draw:text-style-name="P5" draw:layer="layout" svg:width="23.283cm" svg:height="9.79cm" svg:x="1.27cm" svg:y="6.936cm">
          <text:p text:style-name="P17"><text:span text:style-name="T16">&lt;beans&gt;</text:span></text:p>
          <text:p text:style-name="P17"><text:span text:style-name="T16"><text:s text:c="2"/></text:span><text:span text:style-name="T16">&lt;bean</text:span><text:span text:style-name="T14"> </text:span><text:span text:style-name="T13">id</text:span><text:span text:style-name="T14">=</text:span><text:span text:style-name="T12">“sessionFactory”</text:span></text:p>
          <text:p text:style-name="P17"><text:span text:style-name="T14"><text:s text:c="8"/></text:span><text:span text:style-name="T13">class</text:span><text:span text:style-name="T14">=</text:span><text:span text:style-name="T12">“org.springframework.orm.hibernate3.LocalSessionFactoryBean”</text:span><text:span text:style-name="T16">&gt;</text:span></text:p>
          <text:p text:style-name="P17"><text:span text:style-name="T14"><text:s text:c="8"/></text:span><text:span text:style-name="T14">...</text:span></text:p>
          <text:p text:style-name="P17"><text:span text:style-name="T14"><text:s text:c="2"/></text:span><text:span text:style-name="T16">&lt;/bean&gt;</text:span></text:p>
          <text:p text:style-name="P17"><text:span text:style-name="T14"><text:s text:c="2"/></text:span><text:span text:style-name="T16">&lt;bean</text:span><text:span text:style-name="T13"> id</text:span><text:span text:style-name="T14">=</text:span><text:span text:style-name="T12">“orderRepository”</text:span><text:span text:style-name="T14"> </text:span><text:span text:style-name="T13">class</text:span><text:span text:style-name="T14">=</text:span><text:span text:style-name="T12">“HibernateOrderRepository”</text:span><text:span text:style-name="T16">&gt;</text:span></text:p>
          <text:p text:style-name="P17"><text:span text:style-name="T14"><text:s text:c="6"/></text:span><text:span text:style-name="T26">&lt;property name=“sessionFactory” ref=“sessionFactory”/&gt;</text:span></text:p>
          <text:p text:style-name="P17"><text:span text:style-name="T14"><text:s text:c="2"/></text:span><text:span text:style-name="T16">&lt;/bean&gt;</text:span></text:p>
          <text:p text:style-name="P17"><text:span text:style-name="T14"><text:s text:c="2"/></text:span><text:span text:style-name="T16">&lt;bean</text:span><text:span text:style-name="T13"> id</text:span><text:span text:style-name="T14">= </text:span><text:span text:style-name="T12">“transactionManager”</text:span><text:span text:style-name="T14"> <text:s text:c="8"/></text:span></text:p>
          <text:p text:style-name="P17"><text:span text:style-name="T14"><text:s text:c="6"/></text:span><text:span text:style-name="T13">class</text:span><text:span text:style-name="T14">=</text:span><text:span text:style-name="T12">“org.springframework.orm.hibernate3.HibernateTransactionManager”</text:span><text:span text:style-name="T16">&gt;</text:span></text:p>
          <text:p text:style-name="P17"><text:span text:style-name="T14"><text:s text:c="6"/></text:span><text:span text:style-name="T26">&lt;property name=“sessionFactory” ref=“sessionFactory” /&gt;</text:span></text:p>
          <text:p text:style-name="P17"><text:span text:style-name="T16"><text:s text:c="2"/></text:span><text:span text:style-name="T16">&lt;/bean&gt;</text:span></text:p>
          <text:p text:style-name="P17"><text:span text:style-name="T16">&lt;/beans&gt;</text:span></text:p>
          <draw:enhanced-geometry svg:viewBox="0 0 21600 21600" draw:type="mso-spt202" draw:enhanced-path="M 0 0 L 21600 0 21600 21600 0 21600 0 0 Z N"/>
        </draw:custom-shape>
        <draw:g draw:name="Group 9" draw:id="id43">
          <draw:line draw:name="Line 6" draw:style-name="gr10" draw:text-style-name="P19" draw:layer="layout" svg:x1="21.378cm" svg:y1="16.312cm" svg:x2="21.378cm" svg:y2="14.618cm">
            <text:p text:style-name="P3"/>
          </draw:line>
          <draw:custom-shape draw:name="Text Box 7" draw:style-name="gr29" draw:text-style-name="P5" draw:layer="layout" svg:width="12.8cm" svg:height="0.994cm" svg:x="12.107cm" svg:y="16.312cm">
            <text:p text:style-name="P17"><text:span text:style-name="T14">could use JtaTransactionManager if needed</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anim:par>
          </anim:seq>
        </anim:par>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4"/>
          <draw:frame presentation:style-name="pr6" draw:text-style-name="P3" draw:layer="layout" svg:width="16.254cm" svg:height="12.001cm" svg:x="2.033cm" svg:y="12.668cm" presentation:class="notes" presentation:placeholder="true">
            <draw:text-box/>
          </draw:frame>
        </presentation:notes>
      </draw:page>
      <draw:page draw:name="Transparent Exception Translation (1)"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6"><text:span text:style-name="T29">Transparent Exception Translation (1)</text:span></text:p>
          </draw:text-box>
        </draw:frame>
        <draw:frame presentation:style-name="pr5" draw:text-style-name="P10" draw:layer="layout" svg:width="21.855cm" svg:height="11.219cm" svg:x="1.745cm" svg:y="4.657cm" presentation:class="outline" presentation:user-transformed="true">
          <draw:text-box>
            <text:list text:style-name="L3">
              <text:list-item>
                <text:p text:style-name="P7"><text:span text:style-name="T5">Used as-is, the previous DAO implementation will throw native, vendor-specific </text:span><text:span text:style-name="T6">HibernateException</text:span><text:span text:style-name="T5">s</text:span></text:p>
              </text:list-item>
            </text:list>
            <text:list text:style-name="L3">
              <text:list-item>
                <text:list>
                  <text:list-item>
                    <text:p text:style-name="P8"><text:span text:style-name="T5">Not desirable to let these propagate up to the service layer or other users of the DAOs</text:span></text:p>
                  </text:list-item>
                </text:list>
              </text:list-item>
            </text:list>
            <text:list text:style-name="L3">
              <text:list-item>
                <text:list>
                  <text:list-item>
                    <text:list>
                      <text:list-item>
                        <text:p text:style-name="P34"><text:span text:style-name="T5">Introduces dependency on specific persistence solution where it should not exist</text:span></text:p>
                      </text:list-item>
                    </text:list>
                  </text:list-item>
                </text:list>
              </text:list-item>
            </text:list>
            <text:list text:style-name="L3">
              <text:list-item>
                <text:list>
                  <text:list-item>
                    <text:list>
                      <text:list-item>
                        <text:p text:style-name="P35"><text:span text:style-name="T5"/></text:p>
                      </text:list-item>
                    </text:list>
                  </text:list-item>
                </text:list>
              </text:list-item>
            </text:list>
            <text:list text:style-name="L3">
              <text:list-item>
                <text:p text:style-name="P7"><text:span text:style-name="T5">AOP allows translation to Spring’s rich, vendor-neutral </text:span><text:span text:style-name="T6">DataAccessException</text:span><text:span text:style-name="T5"> hierarchy</text:span></text:p>
              </text:list-item>
            </text:list>
          </draw:text-box>
        </draw:frame>
        <presentation:notes draw:style-name="dp2">
          <office:forms form:automatic-focus="false" form:apply-design-mode="false"/>
          <draw:page-thumbnail draw:layer="layout" svg:width="13.335cm" svg:height="10.001cm" svg:x="3.493cm" svg:y="2.002cm" draw:page-number="25"/>
          <draw:frame presentation:style-name="pr6" draw:text-style-name="P3" draw:layer="layout" svg:width="16.254cm" svg:height="12.001cm" svg:x="2.033cm" svg:y="12.668cm" presentation:class="notes" presentation:placeholder="true">
            <draw:text-box/>
          </draw:frame>
          <draw:custom-shape draw:name="Slide Number Placeholder 3"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presentation:notes>
      </draw:page>
      <draw:page draw:name="Transparent Exception Translation (2)"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6"><text:span text:style-name="T29">Transparent Exception Translation (2)</text:span></text:p>
          </draw:text-box>
        </draw:frame>
        <draw:frame presentation:style-name="pr5" draw:text-style-name="P10" draw:layer="layout" svg:width="21.855cm" svg:height="11.219cm" svg:x="1.745cm" svg:y="4.657cm" presentation:class="outline" presentation:user-transformed="true">
          <draw:text-box>
            <text:list text:style-name="L10">
              <text:list-item>
                <text:p text:style-name="P31"><text:span text:style-name="T5">Spring provides this capability out of the box</text:span></text:p>
              </text:list-item>
            </text:list>
            <text:list text:style-name="L10">
              <text:list-item>
                <text:p text:style-name="P36"><text:span text:style-name="T5"/></text:p>
              </text:list-item>
            </text:list>
            <text:list text:style-name="L11">
              <text:list-item>
                <text:list>
                  <text:list-item>
                    <text:p text:style-name="P32"><text:span text:style-name="T5">Java 5+</text:span></text:p>
                  </text:list-item>
                </text:list>
              </text:list-item>
            </text:list>
            <text:list text:style-name="L12">
              <text:list-item>
                <text:list>
                  <text:list-item>
                    <text:list>
                      <text:list-item>
                        <text:p text:style-name="P37"><text:span text:style-name="T5">Annotate with </text:span><text:span text:style-name="T30">@Repository</text:span><text:span text:style-name="T5"> or your own custom annotation</text:span></text:p>
                      </text:list-item>
                    </text:list>
                  </text:list-item>
                </text:list>
              </text:list-item>
            </text:list>
            <text:list text:style-name="L12">
              <text:list-item>
                <text:list>
                  <text:list-item>
                    <text:list>
                      <text:list-item>
                        <text:p text:style-name="P37"><text:span text:style-name="T5">Define a Spring-provided </text:span><text:span text:style-name="T23">BeanPostProcessor</text:span></text:p>
                      </text:list-item>
                    </text:list>
                  </text:list-item>
                </text:list>
              </text:list-item>
            </text:list>
            <text:list text:style-name="L13">
              <text:list-item>
                <text:list>
                  <text:list-item>
                    <text:list>
                      <text:list-item>
                        <text:p text:style-name="P38"><text:span text:style-name="T23"/></text:p>
                      </text:list-item>
                    </text:list>
                  </text:list-item>
                </text:list>
              </text:list-item>
            </text:list>
            <text:list text:style-name="L11">
              <text:list-item>
                <text:list>
                  <text:list-item>
                    <text:p text:style-name="P32"><text:span text:style-name="T5">Java 1.4+</text:span></text:p>
                  </text:list-item>
                </text:list>
              </text:list-item>
            </text:list>
            <text:list text:style-name="L12">
              <text:list-item>
                <text:list>
                  <text:list-item>
                    <text:list>
                      <text:list-item>
                        <text:p text:style-name="P37"><text:span text:style-name="T5">Use pointcut matching your own (base or marker) repository interface to apply Spring-provided </text:span><text:span text:style-name="T6">PersistenceExceptionTranslationInterceptor</text:span></text:p>
                      </text:list-item>
                    </text:list>
                  </text:list-item>
                </text:list>
              </text:list-item>
            </text:list>
          </draw:text-box>
        </draw:frame>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6"/>
          <draw:frame presentation:style-name="pr6" draw:text-style-name="P3" draw:layer="layout" svg:width="16.254cm" svg:height="12.001cm" svg:x="2.033cm" svg:y="12.668cm" presentation:class="notes" presentation:placeholder="true">
            <draw:text-box/>
          </draw:frame>
        </presentation:notes>
      </draw:page>
      <draw:page draw:name="Transparent Exception Translation (3):  Java 5+ Environment"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39"><text:span text:style-name="T31">Transparent Exception Translation (3):</text:span><text:span text:style-name="T31"><text:line-break/></text:span><text:span text:style-name="T31"><text:tab/></text:span><text:span text:style-name="T31">Java 5+ Environment</text:span></text:p>
          </draw:text-box>
        </draw:frame>
        <draw:frame presentation:style-name="pr5" draw:text-style-name="P10" draw:layer="layout" svg:width="21.855cm" svg:height="11.219cm" svg:x="1.745cm" svg:y="4.657cm" presentation:class="outline" presentation:user-transformed="true">
          <draw:text-box>
            <text:list text:style-name="L3">
              <text:list-item>
                <text:p text:style-name="P7">the code</text:p>
              </text:list-item>
            </text:list>
            <text:list text:style-name="L3">
              <text:list-item>
                <text:p text:style-name="P9"/>
              </text:list-item>
            </text:list>
            <text:list text:style-name="L3">
              <text:list-item>
                <text:p text:style-name="P9"/>
              </text:list-item>
            </text:list>
            <text:list text:style-name="L3">
              <text:list-item>
                <text:p text:style-name="P9"/>
              </text:list-item>
            </text:list>
            <text:list text:style-name="L3">
              <text:list-item>
                <text:p text:style-name="P9"/>
              </text:list-item>
            </text:list>
            <text:list text:style-name="L3">
              <text:list-item>
                <text:p text:id="id45" text:style-name="P7">the configuration</text:p>
              </text:list-item>
            </text:list>
          </draw:text-box>
        </draw:frame>
        <draw:custom-shape draw:name="Text Box 4" draw:style-name="gr13" draw:text-style-name="P5" draw:layer="layout" svg:width="20.532cm" svg:height="3.193cm" svg:x="2.963cm" svg:y="6.782cm">
          <text:p text:id="id44" text:style-name="P17"><text:span text:style-name="T26">@Repository</text:span></text:p>
          <text:p text:style-name="P17"><text:span text:style-name="T32">public class</text:span><text:span text:style-name="T14"> HibernateOrderRepository </text:span><text:span text:style-name="T32">implements</text:span><text:span text:style-name="T14"> OrderRepository {</text:span></text:p>
          <text:p text:style-name="P17"><text:span text:style-name="T14"><text:s text:c="3"/></text:span><text:span text:style-name="T14">...</text:span></text:p>
          <text:p text:style-name="P17"><text:span text:style-name="T14">}</text:span></text:p>
          <draw:enhanced-geometry svg:viewBox="0 0 21600 21600" draw:type="mso-spt202" draw:enhanced-path="M 0 0 L 21600 0 21600 21600 0 21600 0 0 Z N"/>
        </draw:custom-shape>
        <draw:custom-shape draw:name="Text Box 5" draw:style-name="gr13" draw:text-style-name="P5" draw:id="id46" draw:layer="layout" svg:width="20.532cm" svg:height="1.727cm" svg:x="2.963cm" svg:y="12.907cm">
          <text:p text:style-name="P17"><text:span text:style-name="T16">&lt;bean</text:span><text:span text:style-name="T14"> </text:span><text:span text:style-name="T13">class</text:span><text:span text:style-name="T14">=</text:span><text:span text:style-name="T12">“org.springframework.dao.annotation. <text:s text:c="11"/></text:span></text:p>
          <text:p text:style-name="P17"><text:span text:style-name="T12"><text:s text:c="23"/></text:span><text:span text:style-name="T12">PersistenceExceptionTranslationPostProcessor”</text:span><text:span text:style-name="T16">/&gt;</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46" smil:attributeName="visibility" smil:to="visible"/>
                </anim:par>
              </anim:par>
            </anim:par>
          </anim:seq>
        </anim:par>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7"/>
          <draw:frame presentation:style-name="pr15" draw:text-style-name="P2" draw:layer="layout" svg:width="16.254cm" svg:height="12cm" svg:x="2.033cm" svg:y="12.668cm" presentation:class="notes" presentation:user-transformed="true">
            <draw:text-box>
              <text:p text:style-name="P27"><text:span text:style-name="T5">NOTE: It is even possible to set the “repositoryAnnotationType” on the postProcessor to avoid the Spring-specific @Repository annotation.</text:span></text:p>
              <text:p text:style-name="P27"><text:span text:style-name="T5">NOTE: if a DAO method is actually marked as throwing HibernateException, then no translation will be done. This still allows throwing HibernateException where needed.</text:span></text:p>
              <text:p text:style-name="P27"><text:span text:style-name="T5">You don’t need to tell this to the class unless asked, but the interceptor will actually find and use the SessionFactory as the actual exception translator.</text:span></text:p>
              <text:p text:style-name="P27"><text:span text:style-name="T5"/></text:p>
            </draw:text-box>
          </draw:frame>
        </presentation:notes>
      </draw:page>
      <draw:page draw:name="Transparent Exception Translation (4):  Java 1.3+ Environment"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39"><text:span text:style-name="T31">Transparent Exception Translation (4):</text:span><text:span text:style-name="T31"><text:line-break/></text:span><text:span text:style-name="T31"><text:tab/></text:span><text:span text:style-name="T31">Java 1.4+ Environment</text:span></text:p>
          </draw:text-box>
        </draw:frame>
        <draw:frame presentation:style-name="pr5" draw:text-style-name="P10" draw:layer="layout" svg:width="21.855cm" svg:height="11.219cm" svg:x="1.745cm" svg:y="4.657cm" presentation:class="outline" presentation:user-transformed="true">
          <draw:text-box>
            <text:list text:style-name="L3">
              <text:list-item>
                <text:p text:style-name="P7">the code</text:p>
              </text:list-item>
            </text:list>
            <text:list text:style-name="L3">
              <text:list-item>
                <text:p text:style-name="P9"/>
              </text:list-item>
            </text:list>
            <text:list text:style-name="L3">
              <text:list-item>
                <text:p text:style-name="P9"/>
              </text:list-item>
            </text:list>
            <text:list text:style-name="L3">
              <text:list-item>
                <text:p text:style-name="P9"/>
              </text:list-item>
            </text:list>
            <text:list text:style-name="L3">
              <text:list-item>
                <text:p text:style-name="P7">the configuration</text:p>
              </text:list-item>
            </text:list>
            <text:list text:style-name="L3">
              <text:list-item>
                <text:p text:style-name="P9"/>
              </text:list-item>
            </text:list>
          </draw:text-box>
        </draw:frame>
        <draw:custom-shape draw:name="Text Box 4" draw:style-name="gr13" draw:text-style-name="P5" draw:layer="layout" svg:width="20.532cm" svg:height="2.46cm" svg:x="2.897cm" svg:y="6.125cm">
          <text:p text:style-name="P17"><text:span text:style-name="T32">public class</text:span><text:span text:style-name="T14"> HibernateOrderRepository </text:span><text:span text:style-name="T32">implements</text:span><text:span text:style-name="T14"> MyRepository {</text:span></text:p>
          <text:p text:style-name="P17"><text:span text:style-name="T14"><text:s text:c="3"/></text:span><text:span text:style-name="T14">...</text:span></text:p>
          <text:p text:style-name="P17"><text:span text:style-name="T14">}</text:span></text:p>
          <draw:enhanced-geometry svg:viewBox="0 0 21600 21600" draw:type="mso-spt202" draw:enhanced-path="M 0 0 L 21600 0 21600 21600 0 21600 0 0 Z N"/>
        </draw:custom-shape>
        <draw:custom-shape draw:name="Text Box 5" draw:style-name="gr13" draw:text-style-name="P5" draw:id="id47" draw:layer="layout" svg:width="20.532cm" svg:height="6.125cm" svg:x="2.897cm" svg:y="11.126cm">
          <text:p text:style-name="P17"><text:span text:style-name="T16">&lt;bean</text:span><text:span text:style-name="T14"> </text:span><text:span text:style-name="T13">id</text:span><text:span text:style-name="T14">=</text:span><text:span text:style-name="T12">“persistenceExceptionInterceptor”</text:span></text:p>
          <text:p text:style-name="P17"><text:span text:style-name="T14"><text:s text:c="12"/></text:span><text:span text:style-name="T14">c</text:span><text:span text:style-name="T13">lass</text:span><text:span text:style-name="T14">=</text:span><text:span text:style-name="T12">“org.springframework.dao.support. <text:s text:c="11"/></text:span></text:p>
          <text:p text:style-name="P17"><text:span text:style-name="T12"><text:s text:c="24"/></text:span><text:span text:style-name="T12">PersistenceExceptionTranslationInterceptor”</text:span><text:span text:style-name="T16">/&gt;</text:span></text:p>
          <text:p text:style-name="P17"><text:span text:style-name="T16"/></text:p>
          <text:p text:style-name="P17"><text:span text:style-name="T16">&lt;aop:config&gt;</text:span></text:p>
          <text:p text:style-name="P17"><text:span text:style-name="T16"><text:s text:c="4"/></text:span><text:span text:style-name="T16">&lt;aop:advisor</text:span><text:span text:style-name="T14"> </text:span><text:span text:style-name="T13">pointcut</text:span><text:span text:style-name="T14">=</text:span><text:span text:style-name="T12">“execution(* *..MyRepository+.*(..))”</text:span></text:p>
          <text:p text:style-name="P17"><text:span text:style-name="T12"><text:s text:c="26"/></text:span><text:span text:style-name="T13">advice-ref</text:span><text:span text:style-name="T14">=</text:span><text:span text:style-name="T12">“persistenceExceptionInterceptor” </text:span><text:span text:style-name="T16">/&gt;</text:span></text:p>
          <text:p text:style-name="P17"><text:span text:style-name="T16">&lt;/aop:config&gt;</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with-previous" presentation:group-id="0" presentation:preset-class="entrance" presentation:preset-id="ooo-entrance-appear">
                  <anim:set smil:begin="0s" smil:dur="0.001s" smil:fill="hold" smil:targetElement="id47" smil:attributeName="visibility" smil:to="visible"/>
                </anim:par>
              </anim:par>
            </anim:par>
          </anim:seq>
        </anim:par>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8"/>
          <draw:frame presentation:style-name="pr15" draw:text-style-name="P2" draw:layer="layout" svg:width="16.254cm" svg:height="12cm" svg:x="2.033cm" svg:y="12.668cm" presentation:class="notes" presentation:user-transformed="true">
            <draw:text-box>
              <text:p text:style-name="P27"><text:span text:style-name="T5">NOTE: if a DAO method is actually marked as throwing HibernateException, then no translation will be done. This still allows throwing HibernateException where needed.</text:span></text:p>
              <text:p text:style-name="P27"><text:span text:style-name="T5">You don’t need to tell this to the class unless asked, but the interceptor will actually find and use the SessionFactory as the actual exception translator. You may even set the translator if needed.</text:span></text:p>
            </draw:text-box>
          </draw:frame>
        </presentation:notes>
      </draw:page>
      <draw:page draw:name="page29"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6">Topics in this session</text:p>
          </draw:text-box>
        </draw:frame>
        <draw:frame presentation:style-name="pr5" draw:text-style-name="P10" draw:layer="layout" svg:width="21.855cm" svg:height="11.219cm" svg:x="1.745cm" svg:y="4.657cm" presentation:class="outline" presentation:user-transformed="true">
          <draw:text-box>
            <text:list text:style-name="L3">
              <text:list-item>
                <text:p text:style-name="P7"><text:span text:style-name="T3">Introduction to Hibernate</text:span></text:p>
              </text:list-item>
            </text:list>
            <text:list text:style-name="L3">
              <text:list-item>
                <text:list>
                  <text:list-item>
                    <text:p text:style-name="P8"><text:span text:style-name="T3">Mapping</text:span></text:p>
                  </text:list-item>
                </text:list>
              </text:list-item>
            </text:list>
            <text:list text:style-name="L3">
              <text:list-item>
                <text:list>
                  <text:list-item>
                    <text:p text:style-name="P8"><text:span text:style-name="T3">Querying</text:span></text:p>
                  </text:list-item>
                </text:list>
              </text:list-item>
            </text:list>
            <text:list text:style-name="L3">
              <text:list-item>
                <text:p text:style-name="P7"><text:span text:style-name="T3">Configuring a Hibernate SessionFactory</text:span></text:p>
              </text:list-item>
            </text:list>
            <text:list text:style-name="L3">
              <text:list-item>
                <text:p text:style-name="P7"><text:span text:style-name="T33">Implementing Native Hibernate DAOs</text:span></text:p>
              </text:list-item>
            </text:list>
            <text:list text:style-name="L3">
              <text:list-item>
                <text:p text:style-name="P7"><text:span text:style-name="T4">Spring’s HibernateTemplate</text:span></text:p>
              </text:list-item>
            </text:list>
            <text:list text:style-name="L3">
              <text:list-item>
                <text:p text:style-name="P9"><text:span text:style-name="T4"/></text:p>
              </text:list-item>
            </text:list>
          </draw:text-box>
        </draw:frame>
        <presentation:notes draw:style-name="dp2">
          <office:forms form:automatic-focus="false" form:apply-design-mode="false"/>
          <draw:custom-shape draw:name="Rectangle 7" draw:style-name="gr1" draw:text-style-name="P21"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9"/>
          <draw:frame presentation:style-name="pr6" draw:text-style-name="P22" draw:layer="layout" svg:width="16.254cm" svg:height="12.001cm" svg:x="2.033cm" svg:y="12.668cm" presentation:class="notes" presentation:placeholder="true">
            <draw:text-box/>
          </draw:frame>
        </presentation:notes>
      </draw:page>
      <draw:page draw:name="HibernateTemplate"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6"><text:span text:style-name="T5">HibernateTemplate</text:span></text:p>
          </draw:text-box>
        </draw:frame>
        <draw:frame presentation:style-name="pr5" draw:text-style-name="P10" draw:layer="layout" svg:width="21.855cm" svg:height="11.219cm" svg:x="1.745cm" svg:y="4.657cm" presentation:class="outline" presentation:user-transformed="true">
          <draw:text-box>
            <text:list text:style-name="L3">
              <text:list-item>
                <text:p text:style-name="P7"><text:span text:style-name="T5">Consistent with Spring’s general DAO support</text:span></text:p>
              </text:list-item>
            </text:list>
            <text:list text:style-name="L3">
              <text:list-item>
                <text:list>
                  <text:list-item>
                    <text:p text:style-name="P8"><text:span text:style-name="T5">Manages resources (acquiring/releasing Sessions)</text:span></text:p>
                  </text:list-item>
                </text:list>
              </text:list-item>
            </text:list>
            <text:list text:style-name="L3">
              <text:list-item>
                <text:list>
                  <text:list-item>
                    <text:p text:style-name="P8"><text:span text:style-name="T5">Translates Exceptions to the </text:span><text:span text:style-name="T23">DataAccessException</text:span><text:span text:style-name="T5"> hierarchy</text:span></text:p>
                  </text:list-item>
                </text:list>
              </text:list-item>
            </text:list>
            <text:list text:style-name="L3">
              <text:list-item>
                <text:list>
                  <text:list-item>
                    <text:p text:style-name="P8"><text:span text:style-name="T5">Participates in Spring-managed transactions automatically</text:span></text:p>
                  </text:list-item>
                </text:list>
              </text:list-item>
            </text:list>
            <text:list text:style-name="L3">
              <text:list-item>
                <text:list>
                  <text:list-item>
                    <text:p text:style-name="P8"><text:span text:style-name="T5">Provides convenience methods</text:span></text:p>
                  </text:list-item>
                </text:list>
              </text:list-item>
            </text:list>
            <text:list text:style-name="L3">
              <text:list-item>
                <text:list>
                  <text:list-item>
                    <text:p text:style-name="P25"><text:span text:style-name="T5"/></text:p>
                  </text:list-item>
                </text:list>
              </text:list-item>
            </text:list>
            <text:list text:style-name="L3">
              <text:list-item>
                <text:list>
                  <text:list-item>
                    <text:p text:style-name="P8"><text:span text:style-name="T5">Most prefer native approach, instead of HibernateTemplate usage, for Hibernate 3.1+</text:span></text:p>
                  </text:list-item>
                </text:list>
              </text:list-item>
            </text:list>
          </draw:text-box>
        </draw:frame>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0"/>
          <draw:frame presentation:style-name="pr6" draw:text-style-name="P3" draw:layer="layout" svg:width="16.254cm" svg:height="12.001cm" svg:x="2.033cm" svg:y="12.668cm" presentation:class="notes" presentation:placeholder="true">
            <draw:text-box/>
          </draw:frame>
        </presentation:notes>
      </draw:page>
      <draw:page draw:name="Configuring HibernateTemplate"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6"><text:span text:style-name="T5">Configuring HibernateTemplate</text:span></text:p>
          </draw:text-box>
        </draw:frame>
        <draw:frame presentation:style-name="pr5" draw:text-style-name="P10" draw:layer="layout" svg:width="21.855cm" svg:height="11.219cm" svg:x="1.745cm" svg:y="4.657cm" presentation:class="outline" presentation:user-transformed="true">
          <draw:text-box>
            <text:list text:style-name="L3">
              <text:list-item>
                <text:p text:style-name="P7"><text:span text:style-name="T5">Simply provide a reference to the </text:span><text:span text:style-name="T23">SessionFactory</text:span></text:p>
              </text:list-item>
            </text:list>
          </draw:text-box>
        </draw:frame>
        <draw:custom-shape draw:name="Text Box 4" draw:style-name="gr13" draw:text-style-name="P5" draw:layer="layout" svg:width="19.985cm" svg:height="1.887cm" svg:x="2.5cm" svg:y="7.523cm">
          <text:p text:style-name="P17"><text:span text:style-name="T34">HibernateTemplate hibernateTemplate = </text:span></text:p>
          <text:p text:style-name="P17"><text:span text:style-name="T34"><text:s text:c="26"/></text:span><text:span text:style-name="T35"><text:s/></text:span><text:span text:style-name="T36">new</text:span><text:span text:style-name="T35"> </text:span><text:span text:style-name="T34">HibernateTemplate(sessionFactory);</text:span></text:p>
          <draw:enhanced-geometry svg:viewBox="0 0 21600 21600" draw:type="mso-spt202" draw:enhanced-path="M 0 0 L 21600 0 21600 21600 0 21600 0 0 Z N"/>
        </draw:custom-shape>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1"/>
          <draw:frame presentation:style-name="pr6" draw:text-style-name="P3" draw:layer="layout" svg:width="16.254cm" svg:height="12.001cm" svg:x="2.033cm" svg:y="12.668cm" presentation:class="notes" presentation:placeholder="true">
            <draw:text-box/>
          </draw:frame>
        </presentation:notes>
      </draw:page>
      <draw:page draw:name="HibernateDaoSupport"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6"><text:span text:style-name="T5">HibernateDaoSupport</text:span></text:p>
          </draw:text-box>
        </draw:frame>
        <draw:frame presentation:style-name="pr5" draw:text-style-name="P10" draw:layer="layout" svg:width="21.855cm" svg:height="11.219cm" svg:x="1.745cm" svg:y="4.657cm" presentation:class="outline" presentation:user-transformed="true">
          <draw:text-box>
            <text:list text:style-name="L3">
              <text:list-item>
                <text:p text:style-name="P7"><text:span text:style-name="T5">Spring also provides this convenience base class that data access objects can extend if they need a HibernateTemplate</text:span></text:p>
              </text:list-item>
            </text:list>
            <text:list text:style-name="L3">
              <text:list-item>
                <text:list>
                  <text:list-item>
                    <text:p text:style-name="P12"><text:span text:style-name="T5">Inject it with a reference to the SessionFactory</text:span></text:p>
                  </text:list-item>
                </text:list>
              </text:list-item>
            </text:list>
            <text:list text:style-name="L3">
              <text:list-item>
                <text:list>
                  <text:list-item>
                    <text:p text:style-name="P12"><text:span text:style-name="T5">It creates the HibernateTemplate for you</text:span></text:p>
                  </text:list-item>
                </text:list>
              </text:list-item>
            </text:list>
            <text:list text:style-name="L3">
              <text:list-item>
                <text:list>
                  <text:list-item>
                    <text:p text:style-name="P25"><text:span text:style-name="T5"/></text:p>
                  </text:list-item>
                </text:list>
              </text:list-item>
            </text:list>
            <text:list text:style-name="L3">
              <text:list-item>
                <text:list>
                  <text:list-item>
                    <text:p text:style-name="P8"><text:span text:style-name="T5">No value for Native DAOs</text:span></text:p>
                  </text:list-item>
                </text:list>
              </text:list-item>
            </text:list>
          </draw:text-box>
        </draw:frame>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2"/>
          <draw:frame presentation:style-name="pr6" draw:text-style-name="P3" draw:layer="layout" svg:width="16.254cm" svg:height="12.001cm" svg:x="2.033cm" svg:y="12.668cm" presentation:class="notes" presentation:placeholder="true">
            <draw:text-box/>
          </draw:frame>
        </presentation:notes>
      </draw:page>
      <draw:page draw:name="Extending HibernateDaoSupport" draw:style-name="dp1" draw:master-page-name="Default">
        <office:forms form:automatic-focus="false" form:apply-design-mode="false"/>
        <draw:frame presentation:style-name="pr4" draw:text-style-name="P2" draw:layer="layout" svg:width="17.476cm" svg:height="2.999cm" svg:x="0.957cm" svg:y="0.225cm" presentation:class="title" presentation:user-transformed="true">
          <draw:text-box>
            <text:p text:style-name="P6"><text:span text:style-name="T5">Extending HibernateDaoSupport</text:span></text:p>
          </draw:text-box>
        </draw:frame>
        <draw:custom-shape draw:name="Text Box 4" draw:style-name="gr13" draw:text-style-name="P5" draw:layer="layout" svg:width="20.231cm" svg:height="7.591cm" svg:x="2.752cm" svg:y="5.715cm">
          <text:p text:style-name="P17"><text:span text:style-name="T13">public class</text:span><text:span text:style-name="T14"> HibernateCustomerDao </text:span><text:span text:style-name="T26">extends HibernateDaoSupport</text:span></text:p>
          <text:p text:style-name="P17"><text:span text:style-name="T14"><text:s/></text:span><text:span text:style-name="T13"><text:s/></text:span><text:span text:style-name="T13">implements </text:span><text:span text:style-name="T14">CustomerDao {</text:span></text:p>
          <text:p text:style-name="P17"><text:span text:style-name="T14"><text:s text:c="4"/></text:span></text:p>
          <text:p text:style-name="P17"><text:span text:style-name="T14"><text:s text:c="4"/></text:span><text:span text:style-name="T13">public</text:span><text:span text:style-name="T14"> List findAllCustomers() {</text:span></text:p>
          <text:p text:style-name="P17"><text:span text:style-name="T14"><text:s text:c="8"/></text:span><text:span text:style-name="T14">String hql = </text:span><text:span text:style-name="T12">“from Customer”</text:span><text:span text:style-name="T14">;</text:span></text:p>
          <text:p text:style-name="P17"><text:span text:style-name="T14"><text:s text:c="7"/></text:span><text:span text:style-name="T13"><text:s/></text:span><text:span text:style-name="T13">return </text:span><text:span text:style-name="T26">getHibernateTemplate().</text:span><text:span text:style-name="T14">find(hql);</text:span></text:p>
          <text:p text:style-name="P17"><text:span text:style-name="T14"><text:s text:c="4"/></text:span><text:span text:style-name="T14">}</text:span></text:p>
          <text:p text:style-name="P17"><text:span text:style-name="T14"/></text:p>
          <text:p text:style-name="P17"><text:span text:style-name="T22"><text:s text:c="4"/></text:span><text:span text:style-name="T22">// other data access methods</text:span></text:p>
          <text:p text:style-name="P17"><text:span text:style-name="T14">}</text:span></text:p>
          <draw:enhanced-geometry svg:viewBox="0 0 21600 21600" draw:type="mso-spt202" draw:enhanced-path="M 0 0 L 21600 0 21600 21600 0 21600 0 0 Z N"/>
        </draw:custom-shape>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3"/>
          <draw:frame presentation:style-name="pr6" draw:text-style-name="P3" draw:layer="layout" svg:width="16.254cm" svg:height="12.001cm" svg:x="2.033cm" svg:y="12.668cm" presentation:class="notes" presentation:placeholder="true">
            <draw:text-box/>
          </draw:frame>
        </presentation:notes>
      </draw:page>
      <draw:page draw:name="Configuring a subclass of HibernateDaoSupport"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6"><text:span text:style-name="T28">Configuring a subclass of HibernateDaoSupport</text:span></text:p>
          </draw:text-box>
        </draw:frame>
        <draw:custom-shape draw:name="Text Box 3" draw:style-name="gr13" draw:text-style-name="P5" draw:layer="layout" svg:width="23.284cm" svg:height="10.523cm" svg:x="1.058cm" svg:y="5.503cm">
          <text:p text:id="id48" text:style-name="P17"><text:span text:style-name="T16">&lt;bean</text:span><text:span text:style-name="T14"> </text:span><text:span text:style-name="T13">id</text:span><text:span text:style-name="T14">=</text:span><text:span text:style-name="T12">“customerDao” </text:span></text:p>
          <text:p text:id="id49" text:style-name="P17"><text:span text:style-name="T14"><text:s text:c="9"/></text:span><text:span text:style-name="T13"><text:s text:c="2"/></text:span><text:span text:style-name="T13">class</text:span><text:span text:style-name="T14">=</text:span><text:span text:style-name="T12">“example.customer.HibernateCustomerDao”</text:span><text:span text:style-name="T14"> </text:span><text:span text:style-name="T16">&gt;</text:span></text:p>
          <text:p text:id="id60" text:style-name="P17"><text:span text:style-name="T14"><text:s text:c="2"/></text:span><text:span text:style-name="T26">&lt;property name=“sessionFactory” ref=“sessionFactory”/&gt;</text:span></text:p>
          <text:p text:id="id50" text:style-name="P17"><text:span text:style-name="T16">&lt;/bean&gt;</text:span></text:p>
          <text:p text:style-name="P17"><text:span text:style-name="T14"/></text:p>
          <text:p text:id="id51" text:style-name="P17"><text:span text:style-name="T16">&lt;bean</text:span><text:span text:style-name="T14"> </text:span><text:span text:style-name="T13">id</text:span><text:span text:style-name="T14">=</text:span><text:span text:style-name="T12">“sessionFactory”</text:span><text:span text:style-name="T14"> </text:span></text:p>
          <text:p text:id="id52" text:style-name="P17"><text:span text:style-name="T14"><text:s text:c="11"/></text:span><text:span text:style-name="T13">class</text:span><text:span text:style-name="T14">=</text:span><text:span text:style-name="T12">“org.springframework.orm.hibernate3.LocalSessionFactoryBean”</text:span><text:span text:style-name="T16">&gt;</text:span></text:p>
          <text:p text:id="id53" text:style-name="P17"><text:span text:style-name="T14"><text:s text:c="4"/></text:span><text:span text:style-name="T16">&lt;property</text:span><text:span text:style-name="T13"> name</text:span><text:span text:style-name="T14">=</text:span><text:span text:style-name="T12">“dataSource”</text:span><text:span text:style-name="T14"> </text:span><text:span text:style-name="T13">ref</text:span><text:span text:style-name="T14">=</text:span><text:span text:style-name="T12">“dataSource”</text:span><text:span text:style-name="T16">/&gt;</text:span></text:p>
          <text:p text:id="id54" text:style-name="P17"><text:span text:style-name="T14"><text:s text:c="4"/></text:span><text:span text:style-name="T16">&lt;property</text:span><text:span text:style-name="T13"> name</text:span><text:span text:style-name="T14">=</text:span><text:span text:style-name="T12">“mappingLocations”</text:span><text:span text:style-name="T16">&gt;</text:span></text:p>
          <text:p text:id="id55" text:style-name="P17"><text:span text:style-name="T16"><text:s text:c="8"/></text:span><text:span text:style-name="T16">&lt;list&gt;</text:span></text:p>
          <text:p text:id="id56" text:style-name="P17"><text:span text:style-name="T14"><text:s text:c="12"/></text:span><text:span text:style-name="T16">&lt;value&gt;</text:span><text:span text:style-name="T14">classpath:example/customer/Customer.hbm.xml</text:span><text:span text:style-name="T16">&lt;/value&gt;</text:span></text:p>
          <text:p text:id="id57" text:style-name="P17"><text:span text:style-name="T16"><text:s text:c="8"/></text:span><text:span text:style-name="T16">&lt;/list&gt;</text:span></text:p>
          <text:p text:id="id58" text:style-name="P17"><text:span text:style-name="T16"><text:s text:c="4"/></text:span><text:span text:style-name="T16">&lt;/property&gt;</text:span></text:p>
          <text:p text:id="id59" text:style-name="P17"><text:span text:style-name="T16">&lt;/bean&gt;</text:span></text:p>
          <draw:enhanced-geometry svg:viewBox="0 0 21600 21600" draw:type="mso-spt202"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smil:begin="0s" smil:fill="hold" presentation:node-type="with-previous"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seq>
        </anim:par>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4"/>
          <draw:frame presentation:style-name="pr6" draw:text-style-name="P3" draw:layer="layout" svg:width="16.254cm" svg:height="12.001cm" svg:x="2.033cm" svg:y="12.668cm" presentation:class="notes" presentation:placeholder="true">
            <draw:text-box/>
          </draw:frame>
        </presentation:notes>
      </draw:page>
      <draw:page draw:name="LAB" draw:style-name="dp1" draw:master-page-name="Title1" presentation:presentation-page-layout-name="AL1T0">
        <office:forms form:automatic-focus="false" form:apply-design-mode="false"/>
        <draw:frame presentation:style-name="pr1" draw:text-style-name="P2" draw:layer="layout" svg:width="21.59cm" svg:height="3.176cm" svg:x="1.826cm" svg:y="5.767cm" presentation:class="title" presentation:user-transformed="true">
          <draw:text-box>
            <text:p text:style-name="P1"><text:span text:style-name="T37">LAB</text:span></text:p>
          </draw:text-box>
        </draw:frame>
        <draw:frame presentation:style-name="pr16" draw:text-style-name="P2" draw:layer="layout" svg:width="17.78cm" svg:height="4.87cm" svg:x="3.625cm" svg:y="8.461cm" presentation:class="subtitle" presentation:user-transformed="true">
          <draw:text-box>
            <text:p text:style-name="P40"/>
            <text:p text:style-name="P40"/>
            <text:p text:style-name="P40">Using Hibernate with Spring</text:p>
          </draw:text-box>
        </draw:frame>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5"/>
          <draw:frame presentation:style-name="pr17" draw:text-style-name="P3" draw:layer="layout" svg:width="16.254cm" svg:height="12.001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End_20_5" draw:display-name="msArrowEnd 5" svg:viewBox="0 0 210 210" svg:d="m105 0 105 210h-210z"/>
    <draw:stroke-dash draw:name="Dash_20_2" draw:display-name="Dash 2" draw:style="rect" draw:dots1="1" draw:dots1-length="0.035cm" draw:distance="0.03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pitch="variable" fo:font-size="24pt" fo:font-style="normal" fo:text-shadow="none" style:text-underline-style="none" fo:font-weight="normal" style:font-family-asian="'AR PL ShanHeiSun Uni'"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7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7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7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7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solid" draw:fill-color="#143015" draw:textarea-horizontal-align="left" draw:textarea-vertical-align="middle" draw:auto-grow-height="false" fo:padding-top="0.13cm" fo:padding-bottom="0.13cm" fo:padding-left="0.25cm" fo:padding-right="0.25cm" fo:wrap-option="wrap" draw:shadow="hidden" draw:shadow-color="#808080"/>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list-style-name="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style:style>
    <style:style style:name="pr2" style:family="presentation" style:parent-style-name="Default-backgroundobjects" style:list-style-name="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style:style>
    <style:style style:name="pr3"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style:style>
    <style:style style:name="pr4"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style:style>
    <style:style style:name="pr5" style:family="presentation" style:parent-style-name="Title1-backgroundobjects" style:list-style-name="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style:style>
    <style:style style:name="pr6" style:family="presentation" style:parent-style-name="Title1-backgroundobjects" style:list-style-name="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style:style>
    <style:style style:name="pr7" style:family="presentation" style:parent-style-name="Title1-backgroundobjects" style:list-style-name="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style:style>
    <style:style style:name="pr8" style:family="presentation" style:parent-style-name="Title1-backgroundobjects" style:list-style-name="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fo:margin-left="0cm" fo:margin-right="0cm" fo:line-height="100%" fo:text-align="end" text:enable-numbering="false" fo:text-indent="0cm"/>
    </style:style>
    <style:style style:name="P5" style:family="paragraph">
      <style:paragraph-properties style:writing-mode="lr-tb"/>
    </style:style>
    <style:style style:name="P6" style:family="paragraph">
      <style:paragraph-properties fo:text-align="center"/>
    </style:style>
    <style:style style:name="P7" style:family="paragraph">
      <style:paragraph-properties fo:margin-left="0cm" fo:margin-right="0cm" fo:line-height="100%" text:enable-numbering="false" fo:text-indent="0cm" style:punctuation-wrap="hanging" style:line-break="strict" style:writing-mode="lr-tb"/>
    </style:style>
    <style:style style:name="P8" style:family="paragraph">
      <style:paragraph-properties fo:margin-left="0cm" fo:margin-right="0cm" fo:line-height="100%" fo:text-align="end" text:enable-numbering="false" fo:text-indent="0cm" style:punctuation-wrap="hanging" style:line-break="strict" style:writing-mode="lr-tb"/>
    </style:style>
    <style:style style:name="P9" style:family="paragraph">
      <style:paragraph-properties fo:margin-left="0cm" fo:margin-right="0cm" fo:line-height="100%" text:enable-numbering="false" fo:text-indent="0cm"/>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12pt" fo:font-weight="bold" style:font-family-asian="'ＭＳ Ｐゴシック'" style:font-family-generic-asian="modern" style:font-pitch-asian="variable" style:font-size-asian="12pt" style:font-weight-asian="bold" style:font-family-complex="'ＭＳ Ｐゴシック'" style:font-family-generic-complex="modern" style:font-pitch-complex="variable" style:font-size-complex="12pt" style:font-weight-complex="bold"/>
    </style:style>
    <style:style style:name="T3" style:family="text">
      <style:text-properties fo:font-family="Arial" style:font-family-generic="swiss" style:font-pitch="variable" fo:font-size="13pt" fo:language="en" fo:country="US" style:font-size-asian="13pt" style:font-size-complex="13pt"/>
    </style:style>
    <style:style style:name="T4" style:family="text">
      <style:text-properties fo:color="#ffffff" fo:font-family="Verdana" style:font-family-generic="swiss" style:font-pitch="variable" fo:font-size="6pt" fo:language="en" fo:country="US" fo:font-weight="bold" style:font-family-asian="'ＭＳ Ｐゴシック'" style:font-family-generic-asian="modern" style:font-pitch-asian="variable" style:font-size-asian="6pt" style:font-weight-asian="bold" style:font-family-complex="'ＭＳ Ｐゴシック'" style:font-family-generic-complex="modern" style:font-pitch-complex="variable" style:font-size-complex="6pt" style:font-weight-complex="bold"/>
    </style:style>
    <text:list-style style:name="L1">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8.817cm" svg:height="1.332cm" svg:x="0cm" svg:y="0cm" presentation:class="header">
        <draw:text-box>
          <text:p text:style-name="P1"><text:span text:style-name="T1"><presentation:header/></text:span></text:p>
        </draw:text-box>
      </draw:frame>
      <draw:frame draw:style-name="gr1" draw:text-style-name="P2" draw:layer="backgroundobjects" svg:width="8.817cm" svg:height="1.332cm" svg:x="11.502cm" svg:y="0cm" presentation:class="date-time">
        <draw:text-box>
          <text:p text:style-name="P2"><text:span text:style-name="T1"><presentation:date-time/></text:span></text:p>
        </draw:text-box>
      </draw:frame>
      <draw:frame draw:style-name="gr2" draw:text-style-name="P1" draw:layer="backgroundobjects" svg:width="8.817cm" svg:height="1.332cm" svg:x="0cm" svg:y="25.337cm" presentation:class="footer">
        <draw:text-box>
          <text:p text:style-name="P1"><text:span text:style-name="T1"><presentation:footer/></text:span></text:p>
        </draw:text-box>
      </draw:frame>
      <draw:frame draw:style-name="gr2" draw:text-style-name="P2" draw:layer="backgroundobjects" svg:width="8.817cm" svg:height="1.332cm" svg:x="11.502cm" svg:y="25.337cm" presentation:class="page-number">
        <draw:text-box>
          <text:p text:style-name="P2"><text:span text:style-name="T1">Hibernate 1 - </text:span><text:span text:style-name="T1"><text:page-number>&lt;number&gt;</text:page-number></text:span></text:p>
        </draw:text-box>
      </draw:frame>
      <draw:page-thumbnail draw:layer="backgroundobjects" svg:width="11.201cm" svg:height="8.4cm" svg:x="4.559cm" svg:y="3.733cm" draw:page-number="1"/>
      <draw:page-thumbnail draw:layer="backgroundobjects" svg:width="11.201cm" svg:height="8.4cm" svg:x="4.559cm" svg:y="14.535cm" draw:page-number="2"/>
    </style:handout-master>
    <style:master-page style:name="Default" style:page-layout-name="PM1" draw:style-name="dp1">
      <office:forms form:automatic-focus="false" form:apply-design-mode="false"/>
      <draw:frame draw:style-name="gr3" draw:text-style-name="P3" draw:layer="backgroundobjects" svg:width="25.4cm" svg:height="3.052cm" svg:x="0cm" svg:y="15.998cm">
        <draw:image xlink:href="Pictures/1000000000000258000000703627846F.jpg" xlink:type="simple" xlink:show="embed" xlink:actuate="onLoad">
          <text:p/>
        </draw:image>
      </draw:frame>
      <draw:frame presentation:style-name="Default-title" draw:layer="backgroundobjects" svg:width="17.476cm" svg:height="2.969cm" svg:x="0.957cm" svg:y="0.117cm" presentation:class="title" presentation:placeholder="true">
        <draw:text-box/>
      </draw:frame>
      <draw:frame presentation:style-name="Default-outline1" draw:layer="backgroundobjects" svg:width="21.855cm" svg:height="11.219cm" svg:x="1.745cm" svg:y="4.657cm" presentation:class="outline" presentation:placeholder="true">
        <draw:text-box/>
      </draw:frame>
      <draw:custom-shape draw:style-name="gr4" draw:text-style-name="P5" draw:layer="backgroundobjects" svg:width="5.292cm" svg:height="1.27cm" svg:x="19.566cm" svg:y="18.181cm">
        <text:p text:style-name="P4"><text:span text:style-name="T2"><text:page-number>&lt;number&gt;</text:page-number></text:span></text:p>
        <draw:enhanced-geometry svg:viewBox="0 0 21600 21600" draw:type="rectangle" draw:enhanced-path="M 0 0 L 21600 0 21600 21600 0 21600 0 0 Z N"/>
      </draw:custom-shape>
      <draw:custom-shape draw:style-name="gr5" draw:text-style-name="P5" draw:layer="backgroundobjects" svg:width="24.346cm" svg:height="0.119cm" svg:x="0.525cm" svg:y="3.331cm">
        <text:p/>
        <draw:enhanced-geometry svg:viewBox="0 0 21600 21600"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backgroundobjects" svg:width="5.979cm" svg:height="1.821cm" svg:x="18.994cm" svg:y="0.632cm">
        <draw:image xlink:href="Pictures/100000000000054C0000019DFD1D9914.jpg" xlink:type="simple" xlink:show="embed" xlink:actuate="onLoad">
          <text:p/>
        </draw:image>
      </draw:frame>
      <presentation:notes style:page-layout-name="PM0">
        <office:forms form:automatic-focus="false" form:apply-design-mode="false"/>
        <draw:rect draw:style-name="gr6" draw:text-style-name="P6" draw:layer="backgroundobjects" svg:width="20.32cm" svg:height="26.67cm" svg:x="0cm" svg:y="0cm">
          <text:p/>
        </draw:rect>
        <draw:frame presentation:style-name="pr1" draw:text-style-name="P7" draw:layer="backgroundobjects" svg:width="8.806cm" svg:height="1.333cm" svg:x="0cm" svg:y="0cm" presentation:class="header">
          <draw:text-box>
            <text:p text:style-name="P7"><text:span text:style-name="T3"><presentation:header/></text:span></text:p>
          </draw:text-box>
        </draw:frame>
        <draw:frame presentation:style-name="pr2" draw:text-style-name="P8" draw:layer="backgroundobjects" svg:width="8.807cm" svg:height="1.333cm" svg:x="11.508cm" svg:y="0cm" presentation:class="date-time">
          <draw:text-box>
            <text:p text:style-name="P8"><text:span text:style-name="T3"><text:date style:data-style-name="D3" text:date-value="2008-09-08">09/08/08</text:date></text:span></text:p>
          </draw:text-box>
        </draw:frame>
        <draw:page-thumbnail presentation:style-name="Default-title" draw:layer="backgroundobjects" svg:width="13.335cm" svg:height="10.002cm" svg:x="3.492cm" svg:y="2.001cm" presentation:class="page"/>
        <draw:frame presentation:style-name="Default-notes" draw:layer="backgroundobjects" svg:width="16.254cm" svg:height="12cm" svg:x="2.033cm" svg:y="12.668cm" presentation:class="notes" presentation:placeholder="true">
          <draw:text-box/>
        </draw:frame>
        <draw:frame presentation:style-name="pr3" draw:text-style-name="P7" draw:layer="backgroundobjects" svg:width="8.806cm" svg:height="1.333cm" svg:x="0cm" svg:y="25.333cm" presentation:class="footer">
          <draw:text-box>
            <text:p text:style-name="P7"><text:span text:style-name="T3"><presentation:footer/></text:span></text:p>
          </draw:text-box>
        </draw:frame>
        <draw:frame presentation:style-name="pr4" draw:text-style-name="P8" draw:layer="backgroundobjects" svg:width="8.807cm" svg:height="1.333cm" svg:x="11.508cm" svg:y="25.333cm" presentation:class="page-number">
          <draw:text-box>
            <text:p text:style-name="P8"><text:span text:style-name="T3"><text:page-number>&lt;number&gt;</text:page-number></text:span></text:p>
          </draw:text-box>
        </draw:frame>
      </presentation:notes>
    </style:master-page>
    <style:master-page style:name="Title1" style:page-layout-name="PM1" draw:style-name="dp1">
      <office:forms form:automatic-focus="false" form:apply-design-mode="false"/>
      <draw:frame draw:style-name="gr3" draw:text-style-name="P3" draw:layer="backgroundobjects" svg:width="25.4cm" svg:height="3.052cm" svg:x="0cm" svg:y="15.998cm">
        <draw:image xlink:href="Pictures/1000000000000258000000703627846F.jpg" xlink:type="simple" xlink:show="embed" xlink:actuate="onLoad">
          <text:p/>
        </draw:image>
      </draw:frame>
      <draw:frame presentation:style-name="Title1-title" draw:layer="backgroundobjects" svg:width="21.59cm" svg:height="3.176cm" svg:x="1.826cm" svg:y="5.767cm" presentation:class="title" presentation:placeholder="true">
        <draw:text-box/>
      </draw:frame>
      <draw:custom-shape draw:style-name="gr4" draw:text-style-name="P5" draw:layer="backgroundobjects" svg:width="18.49cm" svg:height="1.037cm" svg:x="0.635cm" svg:y="18.353cm">
        <text:p text:style-name="P9"><text:span text:style-name="T4">Copyright 2005-2008 SpringSource. <text:s/>Copying, publishing or distributing without express written permission is prohibited.</text:span></text:p>
        <draw:enhanced-geometry svg:viewBox="0 0 21600 21600" draw:type="rectangle" draw:enhanced-path="M 0 0 L 21600 0 21600 21600 0 21600 0 0 Z N"/>
      </draw:custom-shape>
      <draw:frame presentation:style-name="Title1-outline1" draw:layer="backgroundobjects" svg:width="22.859cm" svg:height="12.572cm" svg:x="1.27cm" svg:y="4.457cm" presentation:class="outline" presentation:placeholder="true">
        <draw:text-box/>
      </draw:frame>
      <draw:frame draw:style-name="gr3" draw:text-style-name="P3" draw:layer="backgroundobjects" svg:width="5.979cm" svg:height="1.821cm" svg:x="18.994cm" svg:y="0.632cm">
        <draw:image xlink:href="Pictures/100000000000054C0000019DFD1D9914.jpg" xlink:type="simple" xlink:show="embed" xlink:actuate="onLoad">
          <text:p/>
        </draw:image>
      </draw:frame>
      <presentation:notes style:page-layout-name="PM0">
        <office:forms form:automatic-focus="false" form:apply-design-mode="false"/>
        <draw:rect draw:style-name="gr6" draw:text-style-name="P6" draw:layer="backgroundobjects" svg:width="20.32cm" svg:height="26.67cm" svg:x="0cm" svg:y="0cm">
          <text:p/>
        </draw:rect>
        <draw:frame presentation:style-name="pr5" draw:text-style-name="P7" draw:layer="backgroundobjects" svg:width="8.806cm" svg:height="1.333cm" svg:x="0cm" svg:y="0cm" presentation:class="header">
          <draw:text-box>
            <text:p text:style-name="P7"><text:span text:style-name="T3"><presentation:header/></text:span></text:p>
          </draw:text-box>
        </draw:frame>
        <draw:frame presentation:style-name="pr6" draw:text-style-name="P8" draw:layer="backgroundobjects" svg:width="8.807cm" svg:height="1.333cm" svg:x="11.508cm" svg:y="0cm" presentation:class="date-time">
          <draw:text-box>
            <text:p text:style-name="P8"><text:span text:style-name="T3"><text:date style:data-style-name="D3" text:date-value="2008-09-08">09/08/08</text:date></text:span></text:p>
          </draw:text-box>
        </draw:frame>
        <draw:page-thumbnail presentation:style-name="Title1-title" draw:layer="backgroundobjects" svg:width="13.335cm" svg:height="10.002cm" svg:x="3.492cm" svg:y="2.001cm" presentation:class="page"/>
        <draw:frame presentation:style-name="Title1-notes" draw:layer="backgroundobjects" svg:width="16.254cm" svg:height="12cm" svg:x="2.033cm" svg:y="12.668cm" presentation:class="notes" presentation:placeholder="true">
          <draw:text-box/>
        </draw:frame>
        <draw:frame presentation:style-name="pr7" draw:text-style-name="P7" draw:layer="backgroundobjects" svg:width="8.806cm" svg:height="1.333cm" svg:x="0cm" svg:y="25.333cm" presentation:class="footer">
          <draw:text-box>
            <text:p text:style-name="P7"><text:span text:style-name="T3"><presentation:footer/></text:span></text:p>
          </draw:text-box>
        </draw:frame>
        <draw:frame presentation:style-name="pr8" draw:text-style-name="P8" draw:layer="backgroundobjects" svg:width="8.807cm" svg:height="1.333cm" svg:x="11.508cm" svg:y="25.333cm" presentation:class="page-number">
          <draw:text-box>
            <text:p text:style-name="P8"><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NeoOffice/2.2$Unix OpenOffice.org_project/</meta:generator>
    <dc:title>Module Name</dc:title>
    <meta:initial-creator>Mark Fisher</meta:initial-creator>
    <meta:creation-date>2006-09-22T09:51:11</meta:creation-date>
    <dc:date>2008-09-08T19:11:18</dc:date>
    <dc:language>en-US</dc:language>
    <meta:editing-cycles>152</meta:editing-cycles>
    <meta:editing-duration>PT10H30M52S</meta:editing-duration>
    <meta:user-defined meta:name="Info 1"/>
    <meta:user-defined meta:name="Info 2"/>
    <meta:user-defined meta:name="Info 3"/>
    <meta:user-defined meta:name="Info 4"/>
    <meta:document-statistic meta:object-count="260"/>
  </office:meta>
</office:document-meta>
</file>